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2.293cm" style:rel-column-width="8839*"/>
    </style:style>
    <style:style style:name="Table2.B" style:family="table-column">
      <style:table-column-properties style:column-width="7.32cm" style:rel-column-width="28218*"/>
    </style:style>
    <style:style style:name="Table2.C" style:family="table-column">
      <style:table-column-properties style:column-width="7.387cm" style:rel-column-width="28478*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1.998cm" style:rel-column-width="7704*"/>
    </style:style>
    <style:style style:name="Table3.B" style:family="table-column">
      <style:table-column-properties style:column-width="2.999cm" style:rel-column-width="11559*"/>
    </style:style>
    <style:style style:name="Table3.C" style:family="table-column">
      <style:table-column-properties style:column-width="3.117cm" style:rel-column-width="12014*"/>
    </style:style>
    <style:style style:name="Table3.D" style:family="table-column">
      <style:table-column-properties style:column-width="4.443cm" style:rel-column-width="17128*"/>
    </style:style>
    <style:style style:name="Table3.E" style:family="table-column">
      <style:table-column-properties style:column-width="4.443cm" style:rel-column-width="17130*"/>
    </style:style>
    <style:style style:name="Table3.1" style:family="table-row">
      <style:table-row-properties style:min-row-height="1.08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2" style:family="table-row">
      <style:table-row-properties style:min-row-height="0.764cm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1.998cm" style:rel-column-width="7704*"/>
    </style:style>
    <style:style style:name="Table4.B" style:family="table-column">
      <style:table-column-properties style:column-width="2.999cm" style:rel-column-width="11559*"/>
    </style:style>
    <style:style style:name="Table4.C" style:family="table-column">
      <style:table-column-properties style:column-width="3.117cm" style:rel-column-width="12014*"/>
    </style:style>
    <style:style style:name="Table4.D" style:family="table-column">
      <style:table-column-properties style:column-width="4.443cm" style:rel-column-width="17128*"/>
    </style:style>
    <style:style style:name="Table4.E" style:family="table-column">
      <style:table-column-properties style:column-width="4.443cm" style:rel-column-width="17130*"/>
    </style:style>
    <style:style style:name="Table4.1" style:family="table-row">
      <style:table-row-properties style:min-row-height="1.08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2" style:family="table-row">
      <style:table-row-properties style:min-row-height="0.764cm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Times New Roman1" fo:font-size="14pt" fo:language="ru" fo:country="RU" officeooo:rsid="0012cfe5" officeooo:paragraph-rsid="0012cfe5" style:font-name-asian="Times New Roman1" style:font-size-asian="14pt" style:font-name-complex="Times New Roman1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paragraph-rsid="007c793d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style="italic" fo:font-weight="bold" style:font-size-asian="14pt" style:font-style-asian="italic" style:font-weight-asian="bold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1" fo:font-size="14pt" fo:language="ru" fo:country="RU" officeooo:rsid="00167e90" officeooo:paragraph-rsid="00167e90" style:font-name-asian="Times New Roman1" style:font-size-asian="14pt" style:font-name-complex="Times New Roman1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1" fo:font-size="14pt" fo:language="ru" fo:country="RU" officeooo:rsid="00167e90" officeooo:paragraph-rsid="00169187" style:font-name-asian="Times New Roman1" style:font-size-asian="14pt" style:font-name-complex="Times New Roman1" style:font-size-complex="14pt" style:language-complex="ar" style:country-complex="SA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1" fo:font-size="14pt" fo:language="ru" fo:country="RU" officeooo:rsid="00167e90" officeooo:paragraph-rsid="001ae5a6" style:font-name-asian="Times New Roman1" style:font-size-asian="14pt" style:font-name-complex="Times New Roman1" style:font-size-complex="14pt" style:language-complex="ar" style:country-complex="SA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fo:language="ru" fo:country="RU" officeooo:rsid="00136c7d" officeooo:paragraph-rsid="00136c7d" style:font-name-asian="Times New Roman1" style:font-size-asian="14pt" style:font-name-complex="Times New Roman1" style:font-size-complex="14pt" style:language-complex="ar" style:country-complex="SA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" fo:font-size="12pt" fo:language="ru" fo:country="RU" officeooo:rsid="00167e90" officeooo:paragraph-rsid="00167e90" style:font-name-asian="Times New Roman1" style:font-size-asian="12pt" style:font-name-complex="Times New Roman1" style:font-size-complex="12pt" style:language-complex="ar" style:country-complex="SA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" fo:font-size="12pt" fo:language="ru" fo:country="RU" officeooo:rsid="00167e90" officeooo:paragraph-rsid="00169187" style:font-name-asian="Times New Roman1" style:font-size-asian="12pt" style:font-name-complex="Times New Roman1" style:font-size-complex="12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" fo:font-size="12pt" fo:language="ru" fo:country="RU" officeooo:rsid="00167e90" officeooo:paragraph-rsid="001ae5a6" style:font-name-asian="Times New Roman1" style:font-size-asian="12pt" style:font-name-complex="Times New Roman1" style:font-size-complex="12pt" style:language-complex="ar" style:country-complex="SA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officeooo:rsid="002d5fb4" officeooo:paragraph-rsid="002d5fb4" style:font-size-asian="14pt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officeooo:rsid="002d5fb4" officeooo:paragraph-rsid="00307eb5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officeooo:rsid="002d5fb4" officeooo:paragraph-rsid="00394fb8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officeooo:rsid="00136c7d" officeooo:paragraph-rsid="007c793d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3326f" officeooo:paragraph-rsid="00394fb8" style:font-size-asian="14pt" style:language-asian="ru" style:country-asian="RU" style:font-name-complex="Times New Roman2" style:font-size-complex="12pt" style:language-complex="ar" style:country-complex="SA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3326f" officeooo:paragraph-rsid="00519c9e" style:font-size-asian="14pt" style:language-asian="ru" style:country-asian="RU" style:font-name-complex="Times New Roman2" style:font-size-complex="12pt" style:language-complex="ar" style:country-complex="SA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variant="small-caps" fo:color="#000000" style:font-name="Courier New" fo:font-size="12pt" fo:letter-spacing="0.009cm" fo:language="ru" fo:country="RU" fo:font-weight="bold" officeooo:rsid="00167e90" officeooo:paragraph-rsid="001ae5a6" style:font-name-asian="Times New Roman1" style:font-size-asian="12pt" style:font-weight-asian="bold" style:font-name-complex="Times New Roman1" style:font-size-complex="12pt" style:language-complex="ar" style:country-complex="SA" style:font-weight-complex="bold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Courier New" fo:font-size="12pt" fo:language="ru" fo:country="RU" officeooo:rsid="00167e90" officeooo:paragraph-rsid="001ae5a6" style:font-name-asian="Times New Roman1" style:font-size-asian="12pt" style:font-name-complex="Times New Roman1" style:font-size-complex="12pt" style:language-complex="ar" style:country-complex="SA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Courier New" fo:font-size="12pt" fo:language="ru" fo:country="RU" officeooo:rsid="00167e90" officeooo:paragraph-rsid="0020c1c6" style:font-name-asian="Times New Roman1" style:font-size-asian="12pt" style:font-name-complex="Times New Roman1" style:font-size-complex="12pt" style:language-complex="ar" style:country-complex="SA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small-caps" fo:color="#000000" style:font-name="Courier New" fo:font-size="12pt" fo:letter-spacing="0.009cm" fo:language="ru" fo:country="RU" fo:font-weight="bold" officeooo:rsid="00167e90" officeooo:paragraph-rsid="001ae5a6" style:font-name-asian="Times New Roman1" style:font-size-asian="12pt" style:font-weight-asian="bold" style:font-name-complex="Times New Roman1" style:font-size-complex="12pt" style:language-complex="ar" style:country-complex="SA" style:font-weight-complex="bold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307eb5" style:font-size-asian="12pt" style:font-name-complex="Times New Roman2" style:font-size-complex="12pt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3b77ec" officeooo:paragraph-rsid="003b77ec" style:font-size-asian="12pt" style:font-name-complex="Times New Roman2" style:font-size-complex="12pt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3b77ec" officeooo:paragraph-rsid="00519c9e" style:font-size-asian="12pt" style:font-name-complex="Times New Roman2" style:font-size-complex="12pt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307eb5" officeooo:paragraph-rsid="00307eb5" style:font-name-asian="Times New Roman1" style:font-size-asian="12pt" style:font-name-complex="Times New Roman2" style:font-size-complex="12pt" style:language-complex="ar" style:country-complex="SA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405768" officeooo:paragraph-rsid="00405768" style:font-name-asian="Times New Roman1" style:font-size-asian="12pt" style:font-name-complex="Times New Roman2" style:font-size-complex="12pt" style:language-complex="ar" style:country-complex="SA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410fd6" officeooo:paragraph-rsid="00410fd6" style:font-name-asian="Times New Roman1" style:font-size-asian="12pt" style:font-name-complex="Times New Roman2" style:font-size-complex="12pt" style:language-complex="ar" style:country-complex="SA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42d4eb" officeooo:paragraph-rsid="0042d4eb" style:font-name-asian="Times New Roman1" style:font-size-asian="12pt" style:font-name-complex="Times New Roman2" style:font-size-complex="12pt" style:language-complex="ar" style:country-complex="SA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43e31a" officeooo:paragraph-rsid="0043e31a" style:font-name-asian="Times New Roman1" style:font-size-asian="12pt" style:font-name-complex="Times New Roman2" style:font-size-complex="12pt" style:language-complex="ar" style:country-complex="SA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44eb41" officeooo:paragraph-rsid="0044eb41" style:font-name-asian="Times New Roman1" style:font-size-asian="12pt" style:font-name-complex="Times New Roman2" style:font-size-complex="12pt" style:language-complex="ar" style:country-complex="SA"/>
    </style:style>
    <style:style style:name="P4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47ffab" officeooo:paragraph-rsid="0047ffab" style:font-name-asian="Times New Roman1" style:font-size-asian="12pt" style:font-name-complex="Times New Roman2" style:font-size-complex="12pt" style:language-complex="ar" style:country-complex="SA"/>
    </style:style>
    <style:style style:name="P4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489fb2" officeooo:paragraph-rsid="00489fb2" style:font-name-asian="Times New Roman1" style:font-size-asian="12pt" style:font-name-complex="Times New Roman2" style:font-size-complex="12pt" style:language-complex="ar" style:country-complex="SA"/>
    </style:style>
    <style:style style:name="P4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4a4f65" officeooo:paragraph-rsid="004a4f65" style:font-name-asian="Times New Roman1" style:font-size-asian="12pt" style:font-name-complex="Times New Roman2" style:font-size-complex="12pt" style:language-complex="ar" style:country-complex="SA"/>
    </style:style>
    <style:style style:name="P4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4b7750" officeooo:paragraph-rsid="004b7750" style:font-name-asian="Times New Roman1" style:font-size-asian="12pt" style:font-name-complex="Times New Roman2" style:font-size-complex="12pt" style:language-complex="ar" style:country-complex="SA"/>
    </style:style>
    <style:style style:name="P4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4d7e89" officeooo:paragraph-rsid="004d7e89" style:font-name-asian="Times New Roman1" style:font-size-asian="12pt" style:font-name-complex="Times New Roman2" style:font-size-complex="12pt" style:language-complex="ar" style:country-complex="SA"/>
    </style:style>
    <style:style style:name="P4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4e826f" officeooo:paragraph-rsid="004e826f" style:font-name-asian="Times New Roman1" style:font-size-asian="12pt" style:font-name-complex="Times New Roman2" style:font-size-complex="12pt" style:language-complex="ar" style:country-complex="SA"/>
    </style:style>
    <style:style style:name="P4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5aa47e" officeooo:paragraph-rsid="005aa47e" style:font-name-asian="Times New Roman1" style:font-size-asian="12pt" style:font-name-complex="Times New Roman2" style:font-size-complex="12pt" style:language-complex="ar" style:country-complex="SA"/>
    </style:style>
    <style:style style:name="P5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6156e5" officeooo:paragraph-rsid="006156e5" style:font-name-asian="Times New Roman1" style:font-size-asian="12pt" style:font-name-complex="Times New Roman2" style:font-size-complex="12pt" style:language-complex="ar" style:country-complex="SA"/>
    </style:style>
    <style:style style:name="P5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6156e5" officeooo:paragraph-rsid="0062bf17" style:font-name-asian="Times New Roman1" style:font-size-asian="12pt" style:font-name-complex="Times New Roman2" style:font-size-complex="12pt" style:language-complex="ar" style:country-complex="SA"/>
    </style:style>
    <style:style style:name="P5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6370c8" officeooo:paragraph-rsid="006370c8" style:font-name-asian="Times New Roman1" style:font-size-asian="12pt" style:font-name-complex="Times New Roman2" style:font-size-complex="12pt" style:language-complex="ar" style:country-complex="SA"/>
    </style:style>
    <style:style style:name="P5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6370c8" officeooo:paragraph-rsid="006462e6" style:font-name-asian="Times New Roman1" style:font-size-asian="12pt" style:font-name-complex="Times New Roman2" style:font-size-complex="12pt" style:language-complex="ar" style:country-complex="SA"/>
    </style:style>
    <style:style style:name="P5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685c51" officeooo:paragraph-rsid="00685c51" style:font-name-asian="Times New Roman1" style:font-size-asian="12pt" style:font-name-complex="Times New Roman2" style:font-size-complex="12pt" style:language-complex="ar" style:country-complex="SA"/>
    </style:style>
    <style:style style:name="P5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6a25c3" officeooo:paragraph-rsid="006a25c3" style:font-name-asian="Times New Roman1" style:font-size-asian="12pt" style:font-name-complex="Times New Roman2" style:font-size-complex="12pt" style:language-complex="ar" style:country-complex="SA"/>
    </style:style>
    <style:style style:name="P5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6ae580" officeooo:paragraph-rsid="006ae580" style:font-name-asian="Times New Roman1" style:font-size-asian="12pt" style:font-name-complex="Times New Roman2" style:font-size-complex="12pt" style:language-complex="ar" style:country-complex="SA"/>
    </style:style>
    <style:style style:name="P5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6ae580" officeooo:paragraph-rsid="00861dbe" style:font-name-asian="Times New Roman1" style:font-size-asian="12pt" style:font-name-complex="Times New Roman2" style:font-size-complex="12pt" style:language-complex="ar" style:country-complex="SA"/>
    </style:style>
    <style:style style:name="P5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6ae580" officeooo:paragraph-rsid="0098d84c" style:font-name-asian="Times New Roman1" style:font-size-asian="12pt" style:font-name-complex="Times New Roman2" style:font-size-complex="12pt" style:language-complex="ar" style:country-complex="SA"/>
    </style:style>
    <style:style style:name="P5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6ae580" officeooo:paragraph-rsid="009a71ad" style:font-name-asian="Times New Roman1" style:font-size-asian="12pt" style:font-name-complex="Times New Roman2" style:font-size-complex="12pt" style:language-complex="ar" style:country-complex="SA"/>
    </style:style>
    <style:style style:name="P6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6c20c3" officeooo:paragraph-rsid="006c20c3" style:font-name-asian="Times New Roman1" style:font-size-asian="12pt" style:font-name-complex="Times New Roman2" style:font-size-complex="12pt" style:language-complex="ar" style:country-complex="SA"/>
    </style:style>
    <style:style style:name="P6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1e1a5" officeooo:paragraph-rsid="0071e1a5" style:font-name-asian="Times New Roman1" style:font-size-asian="12pt" style:font-name-complex="Times New Roman2" style:font-size-complex="12pt" style:language-complex="ar" style:country-complex="SA"/>
    </style:style>
    <style:style style:name="P6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1e6e5" officeooo:paragraph-rsid="0071e6e5" style:font-name-asian="Times New Roman1" style:font-size-asian="12pt" style:font-name-complex="Times New Roman2" style:font-size-complex="12pt" style:language-complex="ar" style:country-complex="SA"/>
    </style:style>
    <style:style style:name="P6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3a1e6" officeooo:paragraph-rsid="0073a1e6" style:font-name-asian="Times New Roman1" style:font-size-asian="12pt" style:font-name-complex="Times New Roman2" style:font-size-complex="12pt" style:language-complex="ar" style:country-complex="SA"/>
    </style:style>
    <style:style style:name="P6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42bd2" officeooo:paragraph-rsid="00742bd2" style:font-name-asian="Times New Roman1" style:font-size-asian="12pt" style:font-name-complex="Times New Roman2" style:font-size-complex="12pt" style:language-complex="ar" style:country-complex="SA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866d7" officeooo:paragraph-rsid="007866d7" style:font-name-asian="Times New Roman1" style:font-size-asian="12pt" style:font-name-complex="Times New Roman2" style:font-size-complex="12pt" style:language-complex="ar" style:country-complex="SA"/>
    </style:style>
    <style:style style:name="P6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a1651" officeooo:paragraph-rsid="007a1651" style:font-name-asian="Times New Roman1" style:font-size-asian="12pt" style:font-name-complex="Times New Roman2" style:font-size-complex="12pt" style:language-complex="ar" style:country-complex="SA"/>
    </style:style>
    <style:style style:name="P6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4aa9d6" officeooo:paragraph-rsid="004aa9d6" style:font-name-asian="Times New Roman1" style:font-size-asian="12pt" style:font-name-complex="Times New Roman2" style:font-size-complex="12pt" style:language-complex="ar" style:country-complex="SA"/>
    </style:style>
    <style:style style:name="P6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e7d58" officeooo:paragraph-rsid="007e7d58" style:font-name-asian="Times New Roman1" style:font-size-asian="12pt" style:font-name-complex="Times New Roman2" style:font-size-complex="12pt" style:language-complex="ar" style:country-complex="SA"/>
    </style:style>
    <style:style style:name="P6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e7d58" officeooo:paragraph-rsid="008b0502" style:font-name-asian="Times New Roman1" style:font-size-asian="12pt" style:font-name-complex="Times New Roman2" style:font-size-complex="12pt" style:language-complex="ar" style:country-complex="SA"/>
    </style:style>
    <style:style style:name="P7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e7d58" officeooo:paragraph-rsid="008bae16" style:font-name-asian="Times New Roman1" style:font-size-asian="12pt" style:font-name-complex="Times New Roman2" style:font-size-complex="12pt" style:language-complex="ar" style:country-complex="SA"/>
    </style:style>
    <style:style style:name="P7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e7d58" officeooo:paragraph-rsid="008dc753" style:font-name-asian="Times New Roman1" style:font-size-asian="12pt" style:font-name-complex="Times New Roman2" style:font-size-complex="12pt" style:language-complex="ar" style:country-complex="SA"/>
    </style:style>
    <style:style style:name="P7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e7d58" officeooo:paragraph-rsid="0092e411" style:font-name-asian="Times New Roman1" style:font-size-asian="12pt" style:font-name-complex="Times New Roman2" style:font-size-complex="12pt" style:language-complex="ar" style:country-complex="SA"/>
    </style:style>
    <style:style style:name="P7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e7d58" officeooo:paragraph-rsid="009654b0" style:font-name-asian="Times New Roman1" style:font-size-asian="12pt" style:font-name-complex="Times New Roman2" style:font-size-complex="12pt" style:language-complex="ar" style:country-complex="SA"/>
    </style:style>
    <style:style style:name="P7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5eb9c1" officeooo:paragraph-rsid="005eb9c1" style:font-name-asian="Times New Roman1" style:font-size-asian="12pt" style:font-name-complex="Times New Roman2" style:font-size-complex="12pt" style:language-complex="ar" style:country-complex="SA"/>
    </style:style>
    <style:style style:name="P7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f32f5" officeooo:paragraph-rsid="008b0502" style:font-name-asian="Times New Roman1" style:font-size-asian="12pt" style:font-name-complex="Times New Roman2" style:font-size-complex="12pt" style:language-complex="ar" style:country-complex="SA"/>
    </style:style>
    <style:style style:name="P7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f32f5" officeooo:paragraph-rsid="008bae16" style:font-name-asian="Times New Roman1" style:font-size-asian="12pt" style:font-name-complex="Times New Roman2" style:font-size-complex="12pt" style:language-complex="ar" style:country-complex="SA"/>
    </style:style>
    <style:style style:name="P7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f32f5" officeooo:paragraph-rsid="008dc753" style:font-name-asian="Times New Roman1" style:font-size-asian="12pt" style:font-name-complex="Times New Roman2" style:font-size-complex="12pt" style:language-complex="ar" style:country-complex="SA"/>
    </style:style>
    <style:style style:name="P7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f32f5" officeooo:paragraph-rsid="0092e411" style:font-name-asian="Times New Roman1" style:font-size-asian="12pt" style:font-name-complex="Times New Roman2" style:font-size-complex="12pt" style:language-complex="ar" style:country-complex="SA"/>
    </style:style>
    <style:style style:name="P7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f32f5" officeooo:paragraph-rsid="009654b0" style:font-name-asian="Times New Roman1" style:font-size-asian="12pt" style:font-name-complex="Times New Roman2" style:font-size-complex="12pt" style:language-complex="ar" style:country-complex="SA"/>
    </style:style>
    <style:style style:name="P8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8017e0" officeooo:paragraph-rsid="008017e0" style:font-name-asian="Times New Roman1" style:font-size-asian="12pt" style:font-name-complex="Times New Roman2" style:font-size-complex="12pt" style:language-complex="ar" style:country-complex="SA"/>
    </style:style>
    <style:style style:name="P8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81ac3b" officeooo:paragraph-rsid="0081ac3b" style:font-name-asian="Times New Roman1" style:font-size-asian="12pt" style:font-name-complex="Times New Roman2" style:font-size-complex="12pt" style:language-complex="ar" style:country-complex="SA"/>
    </style:style>
    <style:style style:name="P8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82f18a" officeooo:paragraph-rsid="0082f18a" style:font-name-asian="Times New Roman1" style:font-size-asian="12pt" style:font-name-complex="Times New Roman2" style:font-size-complex="12pt" style:language-complex="ar" style:country-complex="SA"/>
    </style:style>
    <style:style style:name="P8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82f18a" officeooo:paragraph-rsid="0083cc15" style:font-name-asian="Times New Roman1" style:font-size-asian="12pt" style:font-name-complex="Times New Roman2" style:font-size-complex="12pt" style:language-complex="ar" style:country-complex="SA"/>
    </style:style>
    <style:style style:name="P8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82f18a" officeooo:paragraph-rsid="008bae16" style:font-name-asian="Times New Roman1" style:font-size-asian="12pt" style:font-name-complex="Times New Roman2" style:font-size-complex="12pt" style:language-complex="ar" style:country-complex="SA"/>
    </style:style>
    <style:style style:name="P8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82f18a" officeooo:paragraph-rsid="008dc753" style:font-name-asian="Times New Roman1" style:font-size-asian="12pt" style:font-name-complex="Times New Roman2" style:font-size-complex="12pt" style:language-complex="ar" style:country-complex="SA"/>
    </style:style>
    <style:style style:name="P8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8901aa" officeooo:paragraph-rsid="008901aa" style:font-name-asian="Times New Roman1" style:font-size-asian="12pt" style:font-name-complex="Times New Roman2" style:font-size-complex="12pt" style:language-complex="ar" style:country-complex="SA"/>
    </style:style>
    <style:style style:name="P8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89ec2a" officeooo:paragraph-rsid="0089ec2a" style:font-name-asian="Times New Roman1" style:font-size-asian="12pt" style:font-name-complex="Times New Roman2" style:font-size-complex="12pt" style:language-complex="ar" style:country-complex="SA"/>
    </style:style>
    <style:style style:name="P8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9001ac" officeooo:paragraph-rsid="009001ac" style:font-name-asian="Times New Roman1" style:font-size-asian="12pt" style:font-name-complex="Times New Roman2" style:font-size-complex="12pt" style:language-complex="ar" style:country-complex="SA"/>
    </style:style>
    <style:style style:name="P8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8e39b" officeooo:paragraph-rsid="0078e39b" style:font-name-asian="Times New Roman1" style:font-size-asian="12pt" style:font-name-complex="Times New Roman2" style:font-size-complex="12pt" style:language-complex="ar" style:country-complex="SA"/>
    </style:style>
    <style:style style:name="P9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8e39b" officeooo:paragraph-rsid="0094e310" style:font-name-asian="Times New Roman1" style:font-size-asian="12pt" style:font-name-complex="Times New Roman2" style:font-size-complex="12pt" style:language-complex="ar" style:country-complex="SA"/>
    </style:style>
    <style:style style:name="P9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8e39b" officeooo:paragraph-rsid="009bedb2" style:font-name-asian="Times New Roman1" style:font-size-asian="12pt" style:font-name-complex="Times New Roman2" style:font-size-complex="12pt" style:language-complex="ar" style:country-complex="SA"/>
    </style:style>
    <style:style style:name="P9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94e310" officeooo:paragraph-rsid="0094e310" style:font-name-asian="Times New Roman1" style:font-size-asian="12pt" style:font-name-complex="Times New Roman2" style:font-size-complex="12pt" style:language-complex="ar" style:country-complex="SA"/>
    </style:style>
    <style:style style:name="P9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9a71ad" officeooo:paragraph-rsid="009a71ad" style:font-name-asian="Times New Roman1" style:font-size-asian="12pt" style:font-name-complex="Times New Roman2" style:font-size-complex="12pt" style:language-complex="ar" style:country-complex="SA"/>
    </style:style>
    <style:style style:name="P9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ru" fo:country="RU" officeooo:rsid="0030b404" officeooo:paragraph-rsid="0030b404" style:font-name-asian="Times New Roman1" style:font-size-asian="12pt" style:font-name-complex="Times New Roman2" style:font-size-complex="12pt" style:language-complex="ar" style:country-complex="SA"/>
    </style:style>
    <style:style style:name="P9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ru" fo:country="RU" officeooo:rsid="00319789" officeooo:paragraph-rsid="00319789" style:font-name-asian="Times New Roman1" style:font-size-asian="12pt" style:font-name-complex="Times New Roman2" style:font-size-complex="12pt" style:language-complex="ar" style:country-complex="SA"/>
    </style:style>
    <style:style style:name="P9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ru" fo:country="RU" officeooo:rsid="0032029e" officeooo:paragraph-rsid="0032029e" style:font-name-asian="Times New Roman1" style:font-size-asian="12pt" style:font-name-complex="Times New Roman2" style:font-size-complex="12pt" style:language-complex="ar" style:country-complex="SA"/>
    </style:style>
    <style:style style:name="P9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ru" fo:country="RU" officeooo:rsid="00333bf6" officeooo:paragraph-rsid="00333bf6" style:font-name-asian="Times New Roman1" style:font-size-asian="12pt" style:font-name-complex="Times New Roman2" style:font-size-complex="12pt" style:language-complex="ar" style:country-complex="SA"/>
    </style:style>
    <style:style style:name="P9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ru" fo:country="RU" officeooo:rsid="00343289" officeooo:paragraph-rsid="00343289" style:font-name-asian="Times New Roman1" style:font-size-asian="12pt" style:font-name-complex="Times New Roman2" style:font-size-complex="12pt" style:language-complex="ar" style:country-complex="SA"/>
    </style:style>
    <style:style style:name="P9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ru" fo:country="RU" officeooo:rsid="00343289" officeooo:paragraph-rsid="00394fb8" style:font-name-asian="Times New Roman1" style:font-size-asian="12pt" style:font-name-complex="Times New Roman2" style:font-size-complex="12pt" style:language-complex="ar" style:country-complex="SA"/>
    </style:style>
    <style:style style:name="P10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ru" fo:country="RU" officeooo:rsid="003b77ec" officeooo:paragraph-rsid="003b77ec" style:font-name-asian="Times New Roman1" style:font-size-asian="12pt" style:font-name-complex="Times New Roman2" style:font-size-complex="12pt" style:language-complex="ar" style:country-complex="SA"/>
    </style:style>
    <style:style style:name="P10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ru" fo:country="RU" officeooo:rsid="003b77ec" officeooo:paragraph-rsid="00519c9e" style:font-name-asian="Times New Roman1" style:font-size-asian="12pt" style:font-name-complex="Times New Roman2" style:font-size-complex="12pt" style:language-complex="ar" style:country-complex="SA"/>
    </style:style>
    <style:style style:name="P10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ru" fo:country="RU" officeooo:rsid="003b77ec" officeooo:paragraph-rsid="005679ae" style:font-name-asian="Times New Roman1" style:font-size-asian="12pt" style:font-name-complex="Times New Roman2" style:font-size-complex="12pt" style:language-complex="ar" style:country-complex="SA"/>
    </style:style>
    <style:style style:name="P10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ru" fo:country="RU" officeooo:rsid="003b77ec" officeooo:paragraph-rsid="00571536" style:font-name-asian="Times New Roman1" style:font-size-asian="12pt" style:font-name-complex="Times New Roman2" style:font-size-complex="12pt" style:language-complex="ar" style:country-complex="SA"/>
    </style:style>
    <style:style style:name="P10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ru" fo:country="RU" officeooo:rsid="004b7750" officeooo:paragraph-rsid="004b7750" style:font-name-asian="Times New Roman1" style:font-size-asian="12pt" style:font-name-complex="Times New Roman2" style:font-size-complex="12pt" style:language-complex="ar" style:country-complex="SA"/>
    </style:style>
    <style:style style:name="P10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032029e"/>
    </style:style>
    <style:style style:name="P10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06c20c3"/>
    </style:style>
    <style:style style:name="P10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06992ef"/>
    </style:style>
    <style:style style:name="P10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083cc15"/>
    </style:style>
    <style:style style:name="P10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082f18a"/>
    </style:style>
    <style:style style:name="P11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08bae16"/>
    </style:style>
    <style:style style:name="P11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08dc753"/>
    </style:style>
    <style:style style:name="P11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092e411"/>
    </style:style>
    <style:style style:name="P11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09a71ad"/>
    </style:style>
    <style:style style:name="P11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rsid="009001ac" officeooo:paragraph-rsid="009001ac"/>
    </style:style>
    <style:style style:name="P11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1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117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ae5a6"/>
    </style:style>
    <style:style style:name="P118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1" fo:font-size="14pt" fo:letter-spacing="0.009cm" fo:language="ru" fo:country="RU" fo:font-weight="bold" officeooo:rsid="002d5fb4" officeooo:paragraph-rsid="00519c9e" style:font-name-asian="Times New Roman1" style:font-size-asian="14pt" style:font-weight-asian="bold" style:font-name-complex="Times New Roman1" style:font-size-complex="12pt" style:language-complex="ar" style:country-complex="SA" style:font-weight-complex="normal"/>
    </style:style>
    <style:style style:name="P119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fo:color="#000000" officeooo:paragraph-rsid="00169187"/>
    </style:style>
    <style:style style:name="P12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font-variant="small-caps" style:use-window-font-color="true" style:font-name="Times New Roman1" fo:font-size="14pt" fo:letter-spacing="0.009cm" fo:language="en" fo:country="US" fo:font-weight="bold" officeooo:rsid="00167e90" officeooo:paragraph-rsid="001ae5a6" style:font-name-asian="Times New Roman1" style:font-size-asian="14pt" style:font-weight-asian="bold" style:font-name-complex="Times New Roman1" style:font-size-complex="12pt" style:language-complex="ar" style:country-complex="SA" style:font-weight-complex="bold"/>
    </style:style>
    <style:style style:name="P12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1" fo:font-size="14pt" fo:letter-spacing="0.009cm" fo:language="ru" fo:country="RU" fo:font-weight="bold" officeooo:paragraph-rsid="00167e90" style:font-name-asian="Times New Roman1" style:font-size-asian="14pt" style:font-weight-asian="bold" style:font-name-complex="Times New Roman1" style:font-size-complex="12pt" style:language-complex="ar" style:country-complex="SA" style:font-weight-complex="normal"/>
    </style:style>
    <style:style style:name="P12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1" fo:font-size="14pt" fo:letter-spacing="0.009cm" fo:language="ru" fo:country="RU" fo:font-weight="bold" officeooo:paragraph-rsid="001ae5a6" style:font-name-asian="Times New Roman1" style:font-size-asian="14pt" style:font-weight-asian="bold" style:font-name-complex="Times New Roman1" style:font-size-complex="12pt" style:language-complex="ar" style:country-complex="SA" style:font-weight-complex="normal"/>
    </style:style>
    <style:style style:name="P12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1" fo:font-size="14pt" fo:letter-spacing="0.009cm" fo:language="ru" fo:country="RU" fo:font-weight="bold" officeooo:paragraph-rsid="002d5fb4" style:font-name-asian="Times New Roman1" style:font-size-asian="14pt" style:font-weight-asian="bold" style:font-name-complex="Times New Roman1" style:font-size-complex="12pt" style:language-complex="ar" style:country-complex="SA" style:font-weight-complex="normal"/>
    </style:style>
    <style:style style:name="P124" style:family="paragraph" style:parent-style-name="Table">
      <style:paragraph-properties fo:keep-with-next="always"/>
      <style:text-properties officeooo:paragraph-rsid="00307eb5"/>
    </style:style>
    <style:style style:name="P125" style:family="paragraph" style:parent-style-name="Table">
      <style:paragraph-properties fo:keep-with-next="always"/>
      <style:text-properties officeooo:paragraph-rsid="00394fb8"/>
    </style:style>
    <style:style style:name="P126" style:family="paragraph" style:parent-style-name="Table">
      <style:paragraph-properties fo:break-before="page" fo:keep-with-next="always"/>
      <style:text-properties officeooo:paragraph-rsid="00519c9e"/>
    </style:style>
    <style:style style:name="P127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405768" officeooo:paragraph-rsid="00405768" style:font-size-asian="12pt" style:font-name-complex="Times New Roman2" style:font-size-complex="12pt"/>
    </style:style>
    <style:style style:name="P128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44eb41" officeooo:paragraph-rsid="0044eb41" style:font-size-asian="12pt" style:font-name-complex="Times New Roman2" style:font-size-complex="12pt"/>
    </style:style>
    <style:style style:name="P129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489fb2" officeooo:paragraph-rsid="00489fb2" style:font-size-asian="12pt" style:font-name-complex="Times New Roman2" style:font-size-complex="12pt"/>
    </style:style>
    <style:style style:name="P130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4b7750" officeooo:paragraph-rsid="004b7750" style:font-size-asian="12pt" style:font-name-complex="Times New Roman2" style:font-size-complex="12pt"/>
    </style:style>
    <style:style style:name="P131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4d7e89" officeooo:paragraph-rsid="004d7e89" style:font-size-asian="12pt" style:font-name-complex="Times New Roman2" style:font-size-complex="12pt"/>
    </style:style>
    <style:style style:name="P132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4e826f" officeooo:paragraph-rsid="004e826f" style:font-size-asian="12pt" style:font-name-complex="Times New Roman2" style:font-size-complex="12pt"/>
    </style:style>
    <style:style style:name="P133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60b19f" officeooo:paragraph-rsid="0060b19f" style:font-size-asian="12pt" style:font-name-complex="Times New Roman2" style:font-size-complex="12pt"/>
    </style:style>
    <style:style style:name="P134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6370c8" officeooo:paragraph-rsid="006370c8" style:font-size-asian="12pt" style:font-name-complex="Times New Roman2" style:font-size-complex="12pt"/>
    </style:style>
    <style:style style:name="P135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6661ae" officeooo:paragraph-rsid="006661ae" style:font-size-asian="12pt" style:font-name-complex="Times New Roman2" style:font-size-complex="12pt"/>
    </style:style>
    <style:style style:name="P136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6a25c3" officeooo:paragraph-rsid="006a25c3" style:font-size-asian="12pt" style:font-name-complex="Times New Roman2" style:font-size-complex="12pt"/>
    </style:style>
    <style:style style:name="P137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6c20c3" officeooo:paragraph-rsid="006c20c3" style:font-size-asian="12pt" style:font-name-complex="Times New Roman2" style:font-size-complex="12pt"/>
    </style:style>
    <style:style style:name="P138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70ae2d" officeooo:paragraph-rsid="0070ae2d" style:font-size-asian="12pt" style:font-name-complex="Times New Roman2" style:font-size-complex="12pt"/>
    </style:style>
    <style:style style:name="P139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71e6e5" officeooo:paragraph-rsid="0071e6e5" style:font-size-asian="12pt" style:font-name-complex="Times New Roman2" style:font-size-complex="12pt"/>
    </style:style>
    <style:style style:name="P140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73a1e6" officeooo:paragraph-rsid="0073a1e6" style:font-size-asian="12pt" style:font-name-complex="Times New Roman2" style:font-size-complex="12pt"/>
    </style:style>
    <style:style style:name="P141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742bd2" officeooo:paragraph-rsid="00742bd2" style:font-size-asian="12pt" style:font-name-complex="Times New Roman2" style:font-size-complex="12pt"/>
    </style:style>
    <style:style style:name="P142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7a1651" officeooo:paragraph-rsid="007a1651" style:font-size-asian="12pt" style:font-name-complex="Times New Roman2" style:font-size-complex="12pt"/>
    </style:style>
    <style:style style:name="P143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8017e0" officeooo:paragraph-rsid="008017e0" style:font-size-asian="12pt" style:font-name-complex="Times New Roman2" style:font-size-complex="12pt"/>
    </style:style>
    <style:style style:name="P144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8901aa" officeooo:paragraph-rsid="008901aa" style:font-size-asian="12pt" style:font-name-complex="Times New Roman2" style:font-size-complex="12pt"/>
    </style:style>
    <style:style style:name="P145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89ec2a" officeooo:paragraph-rsid="0089ec2a" style:font-size-asian="12pt" style:font-name-complex="Times New Roman2" style:font-size-complex="12pt"/>
    </style:style>
    <style:style style:name="P146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officeooo:paragraph-rsid="00405768"/>
    </style:style>
    <style:style style:name="P14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148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ae5a6"/>
    </style:style>
    <style:style style:name="P149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307eb5" style:font-size-asian="12pt" style:font-name-complex="Times New Roman2" style:font-size-complex="12pt"/>
    </style:style>
    <style:style style:name="P15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9a71ad" officeooo:paragraph-rsid="009a71ad" style:font-name-asian="Times New Roman1" style:font-size-asian="12pt" style:font-name-complex="Times New Roman2" style:font-size-complex="12pt" style:language-complex="ar" style:country-complex="SA"/>
    </style:style>
    <style:style style:name="P15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f32f5" officeooo:paragraph-rsid="009654b0" style:font-name-asian="Times New Roman1" style:font-size-asian="12pt" style:font-name-complex="Times New Roman2" style:font-size-complex="12pt" style:language-complex="ar" style:country-complex="SA"/>
    </style:style>
    <style:style style:name="P15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f32f5" officeooo:paragraph-rsid="0083cc15" style:font-name-asian="Times New Roman1" style:font-size-asian="12pt" style:font-name-complex="Times New Roman2" style:font-size-complex="12pt" style:language-complex="ar" style:country-complex="SA"/>
    </style:style>
    <style:style style:name="P15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f32f5" officeooo:paragraph-rsid="008bae16" style:font-name-asian="Times New Roman1" style:font-size-asian="12pt" style:font-name-complex="Times New Roman2" style:font-size-complex="12pt" style:language-complex="ar" style:country-complex="SA"/>
    </style:style>
    <style:style style:name="P15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7f32f5" officeooo:paragraph-rsid="008dc753" style:font-name-asian="Times New Roman1" style:font-size-asian="12pt" style:font-name-complex="Times New Roman2" style:font-size-complex="12pt" style:language-complex="ar" style:country-complex="SA"/>
    </style:style>
    <style:style style:name="P15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685c51" officeooo:paragraph-rsid="00685c51" style:font-name-asian="Times New Roman1" style:font-size-asian="12pt" style:font-name-complex="Times New Roman2" style:font-size-complex="12pt" style:language-complex="ar" style:country-complex="SA"/>
    </style:style>
    <style:style style:name="P15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1" fo:font-size="12pt" fo:language="en" fo:country="US" officeooo:rsid="0094e310" officeooo:paragraph-rsid="0094e310" style:font-name-asian="Times New Roman1" style:font-size-asian="12pt" style:font-name-complex="Times New Roman2" style:font-size-complex="12pt" style:language-complex="ar" style:country-complex="SA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officeooo:rsid="002d5fb4" style:font-weight-complex="normal"/>
    </style:style>
    <style:style style:name="T3" style:family="text">
      <style:text-properties fo:text-transform="uppercase" style:use-window-font-color="true" style:font-name="Times New Roman1" fo:font-size="14pt" fo:letter-spacing="0.009cm" fo:language="ru" fo:country="RU" fo:font-weight="bold" officeooo:rsid="0013326f" style:font-name-asian="Times New Roman1" style:font-size-asian="14pt" style:language-asian="ru" style:country-asian="RU" style:font-weight-asian="bold" style:font-name-complex="Times New Roman1" style:font-size-complex="12pt" style:language-complex="ar" style:country-complex="SA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01295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color="#ff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font-weight="bold" style:font-size-asian="14pt" style:font-weight-asian="bold" style:font-size-complex="14pt"/>
    </style:style>
    <style:style style:name="T9" style:family="text">
      <style:text-properties fo:color="#000000" fo:font-size="14pt" fo:font-weight="bold" officeooo:rsid="00101295" style:font-size-asian="14pt" style:font-weight-asian="bold" style:font-size-complex="14pt"/>
    </style:style>
    <style:style style:name="T10" style:family="text">
      <style:text-properties fo:color="#000000" style:font-name="Times New Roman1" fo:font-size="14pt" fo:language="ru" fo:country="RU" fo:font-weight="bold" officeooo:rsid="00101295" style:font-name-asian="Times New Roman1" style:font-size-asian="14pt" style:font-weight-asian="bold" style:font-name-complex="Times New Roman1" style:font-size-complex="14pt" style:language-complex="ar" style:country-complex="SA"/>
    </style:style>
    <style:style style:name="T11" style:family="text">
      <style:text-properties fo:color="#000000" style:font-name="Times New Roman1" fo:font-size="14pt" fo:language="ru" fo:country="RU" officeooo:rsid="00101295" style:font-name-asian="Times New Roman1" style:font-size-asian="14pt" style:font-name-complex="Times New Roman1" style:font-size-complex="14pt" style:language-complex="ar" style:country-complex="SA"/>
    </style:style>
    <style:style style:name="T12" style:family="text">
      <style:text-properties fo:color="#000000" style:font-name="Times New Roman1" fo:font-size="14pt" fo:language="ru" fo:country="RU" officeooo:rsid="00169187" style:font-name-asian="Times New Roman1" style:font-size-asian="14pt" style:font-name-complex="Times New Roman1" style:font-size-complex="14pt" style:language-complex="ar" style:country-complex="SA"/>
    </style:style>
    <style:style style:name="T13" style:family="text">
      <style:text-properties fo:color="#000000" style:font-name="Times New Roman1" fo:font-size="14pt" fo:language="ru" fo:country="RU" officeooo:rsid="00167e90" style:font-name-asian="Times New Roman1" style:font-size-asian="14pt" style:font-name-complex="Times New Roman1" style:font-size-complex="14pt" style:language-complex="ar" style:country-complex="SA"/>
    </style:style>
    <style:style style:name="T14" style:family="text">
      <style:text-properties fo:color="#000000" style:font-name="Times New Roman1" fo:font-size="14pt" fo:language="en" fo:country="US" officeooo:rsid="00167e90" style:font-name-asian="Times New Roman1" style:font-size-asian="14pt" style:font-name-complex="Times New Roman1" style:font-size-complex="14pt" style:language-complex="ar" style:country-complex="SA"/>
    </style:style>
    <style:style style:name="T15" style:family="text">
      <style:text-properties fo:color="#000000" style:font-name="Times New Roman1" fo:font-size="14pt" fo:language="en" fo:country="US" officeooo:rsid="001ae5a6" style:font-name-asian="Times New Roman1" style:font-size-asian="14pt" style:font-name-complex="Times New Roman1" style:font-size-complex="14pt" style:language-complex="ar" style:country-complex="SA"/>
    </style:style>
    <style:style style:name="T16" style:family="text">
      <style:text-properties fo:color="#000000" style:font-name="Times New Roman1" fo:font-size="14pt" fo:language="en" fo:country="US" officeooo:rsid="00169187" style:font-name-asian="Times New Roman1" style:font-size-asian="14pt" style:font-name-complex="Times New Roman1" style:font-size-complex="14pt" style:language-complex="ar" style:country-complex="SA"/>
    </style:style>
    <style:style style:name="T17" style:family="text">
      <style:text-properties fo:color="#000000" style:font-name="Times New Roman1" fo:font-size="14pt" fo:language="en" fo:country="US" officeooo:rsid="00a1743f" style:font-name-asian="Times New Roman1" style:font-size-asian="14pt" style:font-name-complex="Times New Roman1" style:font-size-complex="14pt" style:language-complex="ar" style:country-complex="SA"/>
    </style:style>
    <style:style style:name="T18" style:family="text">
      <style:text-properties fo:color="#000000" style:font-name="Times New Roman1" fo:font-size="14pt" fo:language="en" fo:country="US" officeooo:rsid="00a2ba8c" style:font-name-asian="Times New Roman1" style:font-size-asian="14pt" style:font-name-complex="Times New Roman1" style:font-size-complex="14pt" style:language-complex="ar" style:country-complex="SA"/>
    </style:style>
    <style:style style:name="T19" style:family="text">
      <style:text-properties fo:font-variant="normal" fo:text-transform="none" fo:font-size="14pt" style:font-size-asian="14pt" style:font-size-complex="14pt"/>
    </style:style>
    <style:style style:name="T20" style:family="text">
      <style:text-properties fo:font-variant="normal" fo:text-transform="none" fo:color="#000000" style:font-name="Times New Roman1" fo:font-size="14pt" fo:letter-spacing="0.009cm" fo:language="ru" fo:country="RU" fo:font-weight="bold" officeooo:rsid="00101295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4b7750"/>
    </style:style>
    <style:style style:name="T23" style:family="text">
      <style:text-properties fo:language="ru" fo:country="RU" officeooo:rsid="001ae5a6"/>
    </style:style>
    <style:style style:name="T24" style:family="text">
      <style:text-properties style:font-name="Times New Roman1" fo:font-size="14pt" fo:language="ru" fo:country="RU" officeooo:rsid="00101295" style:font-name-asian="Times New Roman1" style:font-size-asian="14pt" style:font-name-complex="Times New Roman1" style:font-size-complex="14pt" style:language-complex="ar" style:country-complex="SA"/>
    </style:style>
    <style:style style:name="T25" style:family="text">
      <style:text-properties style:font-name="Times New Roman1" fo:font-size="14pt" fo:language="ru" fo:country="RU" officeooo:rsid="00169187" style:font-name-asian="Times New Roman1" style:font-size-asian="14pt" style:font-name-complex="Times New Roman1" style:font-size-complex="14pt" style:language-complex="ar" style:country-complex="SA"/>
    </style:style>
    <style:style style:name="T26" style:family="text">
      <style:text-properties style:font-name="Times New Roman1" fo:font-size="14pt" fo:language="ru" fo:country="RU" officeooo:rsid="00167e90" style:font-name-asian="Times New Roman1" style:font-size-asian="14pt" style:font-name-complex="Times New Roman1" style:font-size-complex="14pt" style:language-complex="ar" style:country-complex="SA"/>
    </style:style>
    <style:style style:name="T27" style:family="text">
      <style:text-properties style:font-name="Times New Roman1" fo:font-size="14pt" fo:language="en" fo:country="US" officeooo:rsid="00167e90" style:font-name-asian="Times New Roman1" style:font-size-asian="14pt" style:font-name-complex="Times New Roman1" style:font-size-complex="14pt" style:language-complex="ar" style:country-complex="SA"/>
    </style:style>
    <style:style style:name="T28" style:family="text">
      <style:text-properties style:font-name="Times New Roman1" fo:font-size="14pt" fo:language="en" fo:country="US" officeooo:rsid="00169187" style:font-name-asian="Times New Roman1" style:font-size-asian="14pt" style:font-name-complex="Times New Roman1" style:font-size-complex="14pt" style:language-complex="ar" style:country-complex="SA"/>
    </style:style>
    <style:style style:name="T29" style:family="text">
      <style:text-properties style:font-name="Times New Roman1" style:font-name-asian="Times New Roman1" style:font-name-complex="Times New Roman1" style:language-complex="ar" style:country-complex="SA"/>
    </style:style>
    <style:style style:name="T30" style:family="text">
      <style:text-properties style:font-name="Times New Roman1" officeooo:rsid="007cf6ab" style:font-name-asian="Times New Roman1" style:font-name-complex="Times New Roman1" style:language-complex="ar" style:country-complex="SA"/>
    </style:style>
    <style:style style:name="T31" style:family="text">
      <style:text-properties style:font-name="Times New Roman1" officeooo:rsid="007ddeb1" style:font-name-asian="Times New Roman1" style:font-name-complex="Times New Roman1" style:language-complex="ar" style:country-complex="SA"/>
    </style:style>
    <style:style style:name="T32" style:family="text">
      <style:text-properties style:font-name="Times New Roman1" fo:language="en" fo:country="US" style:font-name-asian="Times New Roman1" style:font-name-complex="Times New Roman1" style:language-complex="ar" style:country-complex="SA"/>
    </style:style>
    <style:style style:name="T33" style:family="text">
      <style:text-properties style:use-window-font-color="true" style:font-name="Times New Roman1" fo:font-size="14pt" fo:language="ru" fo:country="RU" fo:font-weight="bold" officeooo:rsid="001379dd" style:font-name-asian="Times New Roman1" style:font-size-asian="14pt" style:font-weight-asian="bold" style:font-name-complex="Times New Roman1" style:font-size-complex="14pt" style:language-complex="ar" style:country-complex="SA"/>
    </style:style>
    <style:style style:name="T34" style:family="text">
      <style:text-properties style:use-window-font-color="true" style:font-name="Times New Roman1" fo:font-size="14pt" fo:language="ru" fo:country="RU" officeooo:rsid="00169187" style:font-name-asian="Times New Roman1" style:font-size-asian="14pt" style:font-name-complex="Times New Roman1" style:font-size-complex="12pt" style:language-complex="ar" style:country-complex="SA"/>
    </style:style>
    <style:style style:name="T35" style:family="text">
      <style:text-properties style:use-window-font-color="true" style:font-name="Times New Roman1" fo:font-size="14pt" fo:language="ru" fo:country="RU" fo:font-style="normal" officeooo:rsid="0037bf4f" style:font-name-asian="Times New Roman1" style:font-size-asian="12pt" style:font-style-asian="italic" style:font-name-complex="Lucida Sans1" style:font-size-complex="12pt" style:language-complex="ar" style:country-complex="SA" style:font-style-complex="italic"/>
    </style:style>
    <style:style style:name="T36" style:family="text">
      <style:text-properties style:use-window-font-color="true" style:font-name="Times New Roman1" fo:font-size="14pt" fo:language="ru" fo:country="RU" fo:font-style="normal" officeooo:rsid="00394fb8" style:font-name-asian="Times New Roman1" style:font-size-asian="12pt" style:font-style-asian="italic" style:font-name-complex="Lucida Sans1" style:font-size-complex="12pt" style:language-complex="ar" style:country-complex="SA" style:font-style-complex="italic"/>
    </style:style>
    <style:style style:name="T37" style:family="text">
      <style:text-properties style:use-window-font-color="true" style:font-name="Times New Roman1" fo:font-size="14pt" fo:language="ru" fo:country="RU" fo:font-style="normal" officeooo:rsid="003d323f" style:font-name-asian="Times New Roman1" style:font-size-asian="12pt" style:font-style-asian="italic" style:font-name-complex="Lucida Sans1" style:font-size-complex="12pt" style:language-complex="ar" style:country-complex="SA" style:font-style-complex="italic"/>
    </style:style>
    <style:style style:name="T38" style:family="text">
      <style:text-properties style:use-window-font-color="true" style:font-name="Times New Roman1" fo:font-size="14pt" fo:language="en" fo:country="US" fo:font-style="normal" officeooo:rsid="003d323f" style:font-name-asian="Times New Roman1" style:font-size-asian="12pt" style:font-style-asian="italic" style:font-name-complex="Lucida Sans1" style:font-size-complex="12pt" style:language-complex="ar" style:country-complex="SA" style:font-style-complex="italic"/>
    </style:style>
    <style:style style:name="T39" style:family="text">
      <style:text-properties style:use-window-font-color="true" style:font-name="Times New Roman1" fo:font-size="14pt" fo:language="en" fo:country="US" fo:font-style="normal" officeooo:rsid="003ecc76" style:font-name-asian="Times New Roman1" style:font-size-asian="12pt" style:font-style-asian="italic" style:font-name-complex="Lucida Sans1" style:font-size-complex="12pt" style:language-complex="ar" style:country-complex="SA" style:font-style-complex="italic"/>
    </style:style>
    <style:style style:name="T40" style:family="text">
      <style:text-properties style:use-window-font-color="true" style:font-name="Times New Roman1" fo:font-size="14pt" fo:language="en" fo:country="US" fo:font-style="normal" officeooo:rsid="00519c9e" style:font-name-asian="Times New Roman1" style:font-size-asian="12pt" style:font-style-asian="italic" style:font-name-complex="Lucida Sans1" style:font-size-complex="12pt" style:language-complex="ar" style:country-complex="SA" style:font-style-complex="italic"/>
    </style:style>
    <style:style style:name="T41" style:family="text">
      <style:text-properties style:use-window-font-color="true" style:font-name="Times New Roman1" fo:font-size="12pt" fo:language="ru" fo:country="RU" officeooo:rsid="0032029e" style:font-name-asian="Times New Roman1" style:font-size-asian="12pt" style:font-name-complex="Times New Roman2" style:font-size-complex="12pt" style:language-complex="ar" style:country-complex="SA"/>
    </style:style>
    <style:style style:name="T42" style:family="text">
      <style:text-properties style:use-window-font-color="true" style:font-name="Times New Roman1" fo:font-size="12pt" fo:language="en" fo:country="US" style:font-name-asian="Times New Roman1" style:font-size-asian="12pt" style:font-name-complex="Times New Roman2" style:font-size-complex="12pt" style:language-complex="ar" style:country-complex="SA"/>
    </style:style>
    <style:style style:name="T43" style:family="text">
      <style:text-properties style:use-window-font-color="true" style:font-name="Times New Roman1" fo:font-size="12pt" fo:language="en" fo:country="US" officeooo:rsid="0032029e" style:font-name-asian="Times New Roman1" style:font-size-asian="12pt" style:font-name-complex="Times New Roman2" style:font-size-complex="12pt" style:language-complex="ar" style:country-complex="SA"/>
    </style:style>
    <style:style style:name="T44" style:family="text">
      <style:text-properties style:use-window-font-color="true" style:font-name="Times New Roman1" fo:font-size="12pt" fo:language="en" fo:country="US" officeooo:rsid="005979d6" style:font-name-asian="Times New Roman1" style:font-size-asian="12pt" style:font-name-complex="Times New Roman2" style:font-size-complex="12pt" style:language-complex="ar" style:country-complex="SA"/>
    </style:style>
    <style:style style:name="T45" style:family="text">
      <style:text-properties style:use-window-font-color="true" style:font-name="Times New Roman1" fo:font-size="12pt" fo:language="en" fo:country="US" officeooo:rsid="00685c51" style:font-name-asian="Times New Roman1" style:font-size-asian="12pt" style:font-name-complex="Times New Roman2" style:font-size-complex="12pt" style:language-complex="ar" style:country-complex="SA"/>
    </style:style>
    <style:style style:name="T46" style:family="text">
      <style:text-properties style:use-window-font-color="true" style:font-name="Times New Roman1" fo:font-size="12pt" fo:language="en" fo:country="US" officeooo:rsid="006992ef" style:font-name-asian="Times New Roman1" style:font-size-asian="12pt" style:font-name-complex="Times New Roman2" style:font-size-complex="12pt" style:language-complex="ar" style:country-complex="SA"/>
    </style:style>
    <style:style style:name="T47" style:family="text">
      <style:text-properties style:use-window-font-color="true" style:font-name="Times New Roman1" fo:font-size="12pt" fo:language="en" fo:country="US" officeooo:rsid="006c20c3" style:font-name-asian="Times New Roman1" style:font-size-asian="12pt" style:font-name-complex="Times New Roman2" style:font-size-complex="12pt" style:language-complex="ar" style:country-complex="SA"/>
    </style:style>
    <style:style style:name="T48" style:family="text">
      <style:text-properties style:use-window-font-color="true" style:font-name="Times New Roman1" fo:font-size="12pt" fo:language="en" fo:country="US" officeooo:rsid="006da2a6" style:font-name-asian="Times New Roman1" style:font-size-asian="12pt" style:font-name-complex="Times New Roman2" style:font-size-complex="12pt" style:language-complex="ar" style:country-complex="SA"/>
    </style:style>
    <style:style style:name="T49" style:family="text">
      <style:text-properties style:use-window-font-color="true" style:font-name="Times New Roman1" fo:font-size="12pt" fo:language="en" fo:country="US" officeooo:rsid="007f32f5" style:font-name-asian="Times New Roman1" style:font-size-asian="12pt" style:font-name-complex="Times New Roman2" style:font-size-complex="12pt" style:language-complex="ar" style:country-complex="SA"/>
    </style:style>
    <style:style style:name="T50" style:family="text">
      <style:text-properties style:use-window-font-color="true" style:font-name="Times New Roman1" fo:font-size="12pt" fo:language="en" fo:country="US" officeooo:rsid="0082f18a" style:font-name-asian="Times New Roman1" style:font-size-asian="12pt" style:font-name-complex="Times New Roman2" style:font-size-complex="12pt" style:language-complex="ar" style:country-complex="SA"/>
    </style:style>
    <style:style style:name="T51" style:family="text">
      <style:text-properties style:use-window-font-color="true" style:font-name="Times New Roman1" fo:font-size="12pt" fo:language="en" fo:country="US" officeooo:rsid="007e7d58" style:font-name-asian="Times New Roman1" style:font-size-asian="12pt" style:font-name-complex="Times New Roman2" style:font-size-complex="12pt" style:language-complex="ar" style:country-complex="SA"/>
    </style:style>
    <style:style style:name="T52" style:family="text">
      <style:text-properties style:use-window-font-color="true" style:font-name="Times New Roman1" fo:font-size="12pt" fo:language="en" fo:country="US" officeooo:rsid="0083cc15" style:font-name-asian="Times New Roman1" style:font-size-asian="12pt" style:font-name-complex="Times New Roman2" style:font-size-complex="12pt" style:language-complex="ar" style:country-complex="SA"/>
    </style:style>
    <style:style style:name="T53" style:family="text">
      <style:text-properties style:use-window-font-color="true" style:font-name="Times New Roman1" fo:font-size="12pt" fo:language="en" fo:country="US" officeooo:rsid="00861dbe" style:font-name-asian="Times New Roman1" style:font-size-asian="12pt" style:font-name-complex="Times New Roman2" style:font-size-complex="12pt" style:language-complex="ar" style:country-complex="SA"/>
    </style:style>
    <style:style style:name="T54" style:family="text">
      <style:text-properties style:use-window-font-color="true" style:font-name="Times New Roman1" fo:font-size="12pt" fo:language="en" fo:country="US" officeooo:rsid="008e1631" style:font-name-asian="Times New Roman1" style:font-size-asian="12pt" style:font-name-complex="Times New Roman2" style:font-size-complex="12pt" style:language-complex="ar" style:country-complex="SA"/>
    </style:style>
    <style:style style:name="T55" style:family="text">
      <style:text-properties style:use-window-font-color="true" style:font-name="Times New Roman1" fo:font-size="12pt" fo:language="en" fo:country="US" officeooo:rsid="0092b55c" style:font-name-asian="Times New Roman1" style:font-size-asian="12pt" style:font-name-complex="Times New Roman2" style:font-size-complex="12pt" style:language-complex="ar" style:country-complex="SA"/>
    </style:style>
    <style:style style:name="T56" style:family="text">
      <style:text-properties style:use-window-font-color="true" style:font-name="Times New Roman1" fo:font-size="12pt" fo:language="en" fo:country="US" officeooo:rsid="0092e411" style:font-name-asian="Times New Roman1" style:font-size-asian="12pt" style:font-name-complex="Times New Roman2" style:font-size-complex="12pt" style:language-complex="ar" style:country-complex="SA"/>
    </style:style>
    <style:style style:name="T57" style:family="text">
      <style:text-properties style:use-window-font-color="true" style:font-name="Times New Roman1" fo:font-size="12pt" fo:language="en" fo:country="US" officeooo:rsid="0094e310" style:font-name-asian="Times New Roman1" style:font-size-asian="12pt" style:font-name-complex="Times New Roman2" style:font-size-complex="12pt" style:language-complex="ar" style:country-complex="SA"/>
    </style:style>
    <style:style style:name="T58" style:family="text">
      <style:text-properties style:use-window-font-color="true" style:font-name="Times New Roman1" fo:font-size="12pt" fo:language="en" fo:country="US" officeooo:rsid="009a71ad" style:font-name-asian="Times New Roman1" style:font-size-asian="12pt" style:font-name-complex="Times New Roman2" style:font-size-complex="12pt" style:language-complex="ar" style:country-complex="SA"/>
    </style:style>
    <style:style style:name="T59" style:family="text">
      <style:text-properties officeooo:rsid="00167e90"/>
    </style:style>
    <style:style style:name="T60" style:family="text">
      <style:text-properties officeooo:rsid="001ae5a6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officeooo:rsid="002d5fb4"/>
    </style:style>
    <style:style style:name="T63" style:family="text">
      <style:text-properties officeooo:rsid="00307eb5"/>
    </style:style>
    <style:style style:name="T64" style:family="text">
      <style:text-properties officeooo:rsid="00394fb8"/>
    </style:style>
    <style:style style:name="T65" style:family="text">
      <style:text-properties officeooo:rsid="0046acf6"/>
    </style:style>
    <style:style style:name="T66" style:family="text">
      <style:text-properties fo:font-size="12pt" fo:language="en" fo:country="US" officeooo:rsid="00405768" style:font-size-asian="12pt" style:font-name-complex="Times New Roman2" style:font-size-complex="12pt"/>
    </style:style>
    <style:style style:name="T67" style:family="text">
      <style:text-properties officeooo:rsid="005aa47e"/>
    </style:style>
    <style:style style:name="T68" style:family="text">
      <style:text-properties officeooo:rsid="005bebbb"/>
    </style:style>
    <style:style style:name="T69" style:family="text">
      <style:text-properties officeooo:rsid="005d55eb"/>
    </style:style>
    <style:style style:name="T70" style:family="text">
      <style:text-properties officeooo:rsid="0062bf17"/>
    </style:style>
    <style:style style:name="T71" style:family="text">
      <style:text-properties officeooo:rsid="006462e6"/>
    </style:style>
    <style:style style:name="T72" style:family="text">
      <style:text-properties officeooo:rsid="006bd780"/>
    </style:style>
    <style:style style:name="T73" style:family="text">
      <style:text-properties officeooo:rsid="006c16ce"/>
    </style:style>
    <style:style style:name="T74" style:family="text">
      <style:text-properties officeooo:rsid="006d5323"/>
    </style:style>
    <style:style style:name="T75" style:family="text">
      <style:text-properties officeooo:rsid="006e947d"/>
    </style:style>
    <style:style style:name="T76" style:family="text">
      <style:text-properties officeooo:rsid="007087cc"/>
    </style:style>
    <style:style style:name="T77" style:family="text">
      <style:text-properties officeooo:rsid="007e7d58"/>
    </style:style>
    <style:style style:name="T78" style:family="text">
      <style:text-properties officeooo:rsid="007f32f5"/>
    </style:style>
    <style:style style:name="T79" style:family="text">
      <style:text-properties officeooo:rsid="006992ef"/>
    </style:style>
    <style:style style:name="T80" style:family="text">
      <style:text-properties officeooo:rsid="0082f18a"/>
    </style:style>
    <style:style style:name="T81" style:family="text">
      <style:text-properties officeooo:rsid="0083cc15"/>
    </style:style>
    <style:style style:name="T82" style:family="text">
      <style:text-properties officeooo:rsid="00861dbe"/>
    </style:style>
    <style:style style:name="T83" style:family="text">
      <style:text-properties officeooo:rsid="0098d84c"/>
    </style:style>
    <style:style style:name="T84" style:family="text">
      <style:text-properties officeooo:rsid="009bedb2"/>
    </style:style>
    <style:style style:name="T85" style:family="text">
      <style:text-properties officeooo:rsid="00a1743f"/>
    </style:style>
    <style:style style:name="T86" style:family="text">
      <style:text-properties officeooo:rsid="00a2ba8c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7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6">Кафедра </text:span><text:span text:style-name="T10">МО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115"><text:span text:style-name="Название_20_книги"><text:span text:style-name="T1">отчет</text:span></text:span></text:p>
      <text:p text:style-name="P3"><text:span text:style-name="T6">по лабораторной работе</text:span><text:span text:style-name="T7"> </text:span><text:span text:style-name="T8">№</text:span><text:span text:style-name="T9">1</text:span></text:p>
      <text:p text:style-name="P3"><text:span text:style-name="T6">по дисциплине </text:span><text:span text:style-name="T8">«</text:span><text:span text:style-name="T10">Организация ЭВМ и систем</text:span><text:span text:style-name="T8">»</text:span></text:p>
      <text:p text:style-name="P3"><text:span text:style-name="Название_20_книги"><text:span text:style-name="T19">Тема: </text:span></text:span><text:span text:style-name="Название_20_книги"><text:span text:style-name="T20">Трансляции, отладка и выполнение программы на языке Ассемблера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4">Студент гр. </text:span><text:span text:style-name="T11">938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9"><text:span text:style-name="T24">Гладких</text:span><text:span text:style-name="T4"> </text:span><text:span text:style-name="T5">А</text:span><text:span text:style-name="T4">.</text:span><text:span text:style-name="T5">А</text:span><text:span text:style-name="T4">.</text:span>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<text:span text:style-name="T24">Ефремов</text:span><text:span text:style-name="T4"> </text:span><text:span text:style-name="T5">М</text:span><text:span text:style-name="T4">.</text:span><text:span text:style-name="T5">А</text:span><text:span text:style-name="T4">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10">2020</text:p>
      <text:p text:style-name="P11">Цель работы.</text:p>
      <text:p text:style-name="P19">Применить на практике знания о работе с регистрами процессора и познакомиться с основами программирования на языке ассемблер в операционной системе <text:span text:style-name="T21">DOS.</text:span></text:p>
      <text:p text:style-name="P14"/>
      <text:p text:style-name="P13"><text:span text:style-name="T33">Текст задания</text:span><text:span text:style-name="T6">.</text:span></text:p>
      <text:p text:style-name="P27">Лабораторная работа 1 использует 2 готовых программы на ассемблере: hello1 – составлена с использованием сокращенного описания сегментов и hello2 – составлена с полным описанием сегментов и выводом строки, оформленным как процедура. Выполнение работы состоит из двух частей, по каждой из которых необходимо представить протокол с фиксацией всех выполняемых действий и полученных результатов, и подписать его у преподавателя.</text:p>
      <text:p text:style-name="P27">Уточнение задания следует посмотреть в файле lr1_comp.txt каталога Задания.</text:p>
      <text:p text:style-name="P27">Часть 1</text:p>
      <text:p text:style-name="P27">1. Просмотреть программу hello1.asm, которая формирует и выводит на экран приветствие пользователя с помощью функции ОС MSDOS, вызываемой через прерывание с номером 21H (команда Int 21h).</text:p>
      <text:p text:style-name="P27">Выполняемые функцией действия и задаваемые ей параметры - следующие:</text:p>
      <text:p text:style-name="P27">- обеспечивается вывод на экран строки символов, заканчивающейся знаком "$";</text:p>
      <text:p text:style-name="P27">- требуется задание в регистре ah номера функции, равного 09h, а в регистре dx - смещения адреса выводимой строки;</text:p>
      <text:p text:style-name="P27">- используется регистр ax и не сохраняется его содержимое.</text:p>
      <text:p text:style-name="P27">2. 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</text:p>
      <text:p text:style-name="P27">3. Загрузить файл hello1.asm из каталога Задания в каталог Masm.</text:p>
      <text:p text:style-name="P27"><text:soft-page-break/>4. Протранслировать программу с помощью строки</text:p>
      <text:p text:style-name="P27">&gt; masm hello1.asm</text:p>
      <text:p text:style-name="P27">c созданием объектного файла и файла диагностических сообщений (файла листинга). Объяснить и исправить синтаксические ошибки, если они будут обнаружены транслятором. Повторить трансляцию программы до получения объектного модуля.</text:p>
      <text:p text:style-name="P27">5. Скомпоновать загрузочный модуль с помощью строки</text:p>
      <text:p text:style-name="P27">&gt; link hello1.obj</text:p>
      <text:p text:style-name="P27">с созданием карты памяти и исполняемого файла hello1.exe.</text:p>
      <text:p text:style-name="P27">6. Выполнить программу в автоматическом режиме путем набора строки</text:p>
      <text:p text:style-name="P27">&gt; hello1.exe</text:p>
      <text:p text:style-name="P27">убедиться в корректности ее работы и зафиксировать результат выполнения в протоколе.</text:p>
      <text:p text:style-name="P27">7. Запустить выполнение программы под управлением отладчика с помощью команды</text:p>
      <text:p text:style-name="P27">&gt; afd hello1.exe</text:p>
      <text:p text:style-name="P27">Часть 2</text:p>
      <text:p text:style-name="P27">Выполнить пункты 1 - 7 части 1 настоящего задания применительно к программе hello2.asm, приведенной в каталоге Задания, 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управлением отладчика программ hello1 и hello2 и объяснить различия в размещении сегментов.</text:p>
      <text:p text:style-name="P14"/>
      <text:p text:style-name="P15"/>
      <text:p text:style-name="P123"><text:span text:style-name="Название_20_книги"><text:span text:style-name="T62">П</text:span></text:span><text:span text:style-name="Название_20_книги"><text:span text:style-name="T2">ротокол</text:span></text:span></text:p>
      <text:p text:style-name="P23">Часть 1.</text:p>
      <text:p text:style-name="P124">Таблица <text:sequence text:ref-name="refTable0" text:name="Table" text:formula="ooow:Table+1" style:num-format="1">1</text:sequence><text:s/>– Результаты <text:span text:style-name="T35">выполнения части 1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4">№ <text:span text:style-name="T63">Задачи</text:span></text:p>
          </table:table-cell>
          <table:table-cell table:style-name="Table2.A1" office:value-type="string">
            <text:p text:style-name="P37">Hello1.asm</text:p>
          </table:table-cell>
          <table:table-cell table:style-name="Table2.C1" office:value-type="string">
            <text:p text:style-name="P37">Hello2.asm</text:p>
          </table:table-cell>
        </table:table-row>
        <table:table-row>
          <table:table-cell table:style-name="Table2.A2" office:value-type="string">
            <text:list xml:id="list2596405674" text:style-name="L1">
              <text:list-item>
                <text:p text:style-name="P149"/>
              </text:list-item>
            </text:list>
          </table:table-cell>
          <table:table-cell table:style-name="Table2.A2" office:value-type="string">
            <text:p text:style-name="P94">Программа просмотрена.</text:p>
          </table:table-cell>
          <table:table-cell table:style-name="Table2.C2" office:value-type="string">
            <text:p text:style-name="P94">Программа просмотрена.</text:p>
          </table:table-cell>
        </table:table-row>
        <table:table-row>
          <table:table-cell table:style-name="Table2.A2" office:value-type="string">
            <text:list xml:id="list201646021956959" text:continue-numbering="true" text:style-name="L1">
              <text:list-item>
                <text:p text:style-name="P149"/>
              </text:list-item>
            </text:list>
          </table:table-cell>
          <table:table-cell table:style-name="Table2.A2" office:value-type="string">
            <text:p text:style-name="P94">Разобрался в структуре программы, данные строки-приветствия были изменены.</text:p>
          </table:table-cell>
          <table:table-cell table:style-name="Table2.C2" office:value-type="string">
            <text:p text:style-name="P94">Разобрался в структуре программы, данные строки-приветствия были изменены.</text:p>
          </table:table-cell>
        </table:table-row>
        <table:table-row>
          <table:table-cell table:style-name="Table2.A2" office:value-type="string">
            <text:list xml:id="list201645455000227" text:continue-numbering="true" text:style-name="L1">
              <text:list-item>
                <text:p text:style-name="P149"/>
              </text:list-item>
            </text:list>
          </table:table-cell>
          <table:table-cell table:style-name="Table2.A2" office:value-type="string">
            <text:p text:style-name="P95">Файл загружен.</text:p>
          </table:table-cell>
          <table:table-cell table:style-name="Table2.C2" office:value-type="string">
            <text:p text:style-name="P95">Файл загружен.</text:p>
          </table:table-cell>
        </table:table-row>
        <table:table-row>
          <table:table-cell table:style-name="Table2.A2" office:value-type="string">
            <text:list xml:id="list201644926781064" text:continue-numbering="true" text:style-name="L1">
              <text:list-item>
                <text:p text:style-name="P149"/>
              </text:list-item>
            </text:list>
          </table:table-cell>
          <table:table-cell table:style-name="Table2.A2" office:value-type="string">
            <text:p text:style-name="P96">Ошибки обнаружены не были.</text:p>
          </table:table-cell>
          <table:table-cell table:style-name="Table2.C2" office:value-type="string">
            <text:p text:style-name="P105"><text:span text:style-name="T41">Ошибки были в строчке 28 — отсутствовали запятые при многократном вызове директивы </text:span><text:span text:style-name="T43">ASSUME.</text:span></text:p>
          </table:table-cell>
        </table:table-row>
        <table:table-row>
          <table:table-cell table:style-name="Table2.A2" office:value-type="string">
            <text:list xml:id="list201646040409139" text:continue-numbering="true" text:style-name="L1">
              <text:list-item>
                <text:p text:style-name="P149"/>
              </text:list-item>
            </text:list>
          </table:table-cell>
          <table:table-cell table:style-name="Table2.A2" office:value-type="string">
            <text:p text:style-name="P97">Загрузочный модуль скомпонован, карта памяти записана в файл <text:span text:style-name="T21">hello1.map.</text:span></text:p>
          </table:table-cell>
          <table:table-cell table:style-name="Table2.C2" office:value-type="string">
            <text:p text:style-name="P97">Загрузочный модуль скомпонован, карта памяти записана в файл <text:span text:style-name="T21">hello2.map.</text:span></text:p>
          </table:table-cell>
        </table:table-row>
        <table:table-row>
          <table:table-cell table:style-name="Table2.A2" office:value-type="string">
            <text:list xml:id="list201644644664370" text:continue-numbering="true" text:style-name="L1">
              <text:list-item>
                <text:p text:style-name="P149"/>
              </text:list-item>
            </text:list>
          </table:table-cell>
          <table:table-cell table:style-name="Table2.A2" office:value-type="string">
            <text:p text:style-name="P98">Программа завершилась корректно, на экран было выведено сообщение: «Вас приветствует ст.гр.9383 — Гладких А.А.». <text:s/></text:p>
          </table:table-cell>
          <table:table-cell table:style-name="Table2.C2" office:value-type="string">
            <text:p text:style-name="P98">Программа завершилась корректно, на экран было выведено сообщение: «<text:span text:style-name="T21">Hello Worlds!</text:span></text:p>
            <text:p text:style-name="P98"><text:span text:style-name="T21">Student from 9383 – Gladkikh A.A.</text:span>».</text:p>
          </table:table-cell>
        </table:table-row>
      </table:table>
      <text:p text:style-name="P24"><text:s/></text:p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Часть <text:span text:style-name="T64">2</text:span>.</text:p>
      <text:p text:style-name="P125">Таблица <text:sequence text:ref-name="refTable1" text:name="Table" text:formula="ooow:Table+1" style:num-format="1">2</text:sequence><text:s/>– Результаты <text:span text:style-name="T35">выполнения части </text:span><text:span text:style-name="T36">2 </text:span><text:span text:style-name="T37">для файла </text:span><text:span text:style-name="T38">Hello1.</text:span><text:span text:style-name="T39">asm</text:span><text:span text:style-name="T35">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2" office:value-type="string">
            <text:p text:style-name="P35">Адрес команды</text:p>
          </table:table-cell>
          <table:table-cell table:style-name="Table3.A1" table:number-rows-spanned="2" office:value-type="string">
            <text:p text:style-name="P100">Символический код комманды</text:p>
          </table:table-cell>
          <table:table-cell table:style-name="Table3.A1" table:number-rows-spanned="2" office:value-type="string">
            <text:p text:style-name="P100">16-ричный код команды</text:p>
          </table:table-cell>
          <table:table-cell table:style-name="Table3.D1" table:number-columns-spanned="2" office:value-type="string">
            <text:p text:style-name="P100">Содержимое регистров и ячеек памяти</text:p>
          </table:table-cell>
          <table:covered-table-cell/>
        </table:table-row>
        <table:table-row table:style-name="Table3.2">
          <table:covered-table-cell/>
          <table:covered-table-cell/>
          <table:covered-table-cell/>
          <table:table-cell table:style-name="Table3.D2" office:value-type="string">
            <text:p text:style-name="P100">До выполнения</text:p>
          </table:table-cell>
          <table:table-cell table:style-name="Table3.E2" office:value-type="string">
            <text:p text:style-name="P102">После выполнения</text:p>
          </table:table-cell>
        </table:table-row>
        <table:table-row>
          <table:table-cell table:style-name="Table3.D2" office:value-type="string">
            <text:p text:style-name="P127">0010</text:p>
          </table:table-cell>
          <table:table-cell table:style-name="Table3.D2" office:value-type="string">
            <text:p text:style-name="P38">MOV AX, <text:span text:style-name="T65">1A07</text:span></text:p>
          </table:table-cell>
          <table:table-cell table:style-name="Table3.D2" office:value-type="string">
            <text:p text:style-name="P38">B8071A</text:p>
          </table:table-cell>
          <table:table-cell table:style-name="Table3.D2" office:value-type="string">
            <text:p text:style-name="P38">(CS) = 1A05</text:p>
            <text:p text:style-name="P38">(DS) = 19F5</text:p>
            <text:p text:style-name="P38">(ES) = 19F5</text:p>
            <text:p text:style-name="P38">(SS) = 1A0A</text:p>
            <text:p text:style-name="P41">(AX) = 0000</text:p>
            <text:p text:style-name="P39">(CX) = 004D</text:p>
            <text:p text:style-name="P39">(SP) = 0100</text:p>
          </table:table-cell>
          <table:table-cell table:style-name="Table3.E2" office:value-type="string">
            <text:p text:style-name="P40">(AX) = 1A07</text:p>
          </table:table-cell>
        </table:table-row>
        <table:table-row>
          <table:table-cell table:style-name="Table3.D2" office:value-type="string">
            <text:p text:style-name="P128">0013</text:p>
          </table:table-cell>
          <table:table-cell table:style-name="Table3.D2" office:value-type="string">
            <text:p text:style-name="P42">MOV DS, AX</text:p>
          </table:table-cell>
          <table:table-cell table:style-name="Table3.D2" office:value-type="string">
            <text:p text:style-name="P42">8ED8</text:p>
          </table:table-cell>
          <table:table-cell table:style-name="Table3.D2" office:value-type="string">
            <text:p text:style-name="P43">(DS) = 19F5</text:p>
            <text:p text:style-name="P45">(AX) = 1A07</text:p>
          </table:table-cell>
          <table:table-cell table:style-name="Table3.E2" office:value-type="string">
            <text:p text:style-name="P43">(DS) = 1A07</text:p>
            <text:p text:style-name="P45">(AX) = 1A07</text:p>
          </table:table-cell>
        </table:table-row>
        <table:table-row>
          <table:table-cell table:style-name="Table3.D2" office:value-type="string">
            <text:p text:style-name="P129">0015</text:p>
          </table:table-cell>
          <table:table-cell table:style-name="Table3.D2" office:value-type="string">
            <text:p text:style-name="P44">MOV DX, 0000</text:p>
          </table:table-cell>
          <table:table-cell table:style-name="Table3.D2" office:value-type="string">
            <text:p text:style-name="P44">BA0000</text:p>
          </table:table-cell>
          <table:table-cell table:style-name="Table3.D2" office:value-type="string">
            <text:p text:style-name="P44">(DX) = 0000</text:p>
          </table:table-cell>
          <table:table-cell table:style-name="Table3.E2" office:value-type="string">
            <text:p text:style-name="P44">(DX) = 0000</text:p>
          </table:table-cell>
        </table:table-row>
        <table:table-row>
          <table:table-cell table:style-name="Table3.D2" office:value-type="string">
            <text:p text:style-name="P129">0018</text:p>
          </table:table-cell>
          <table:table-cell table:style-name="Table3.D2" office:value-type="string">
            <text:p text:style-name="P44">MOV AH, 09</text:p>
          </table:table-cell>
          <table:table-cell table:style-name="Table3.D2" office:value-type="string">
            <text:p text:style-name="P67">B409</text:p>
          </table:table-cell>
          <table:table-cell table:style-name="Table3.D2" office:value-type="string">
            <text:p text:style-name="P109"><text:span text:style-name="T50">(</text:span><text:span text:style-name="T53">AX</text:span><text:span text:style-name="T50">) = </text:span><text:span text:style-name="T53">1A07</text:span></text:p>
          </table:table-cell>
          <table:table-cell table:style-name="Table3.E2" office:value-type="string">
            <text:p text:style-name="P57"><text:span text:style-name="T80">(</text:span><text:span text:style-name="T82">AX</text:span><text:span text:style-name="T80">) = </text:span><text:span text:style-name="T82">0907</text:span></text:p>
          </table:table-cell>
        </table:table-row>
        <table:table-row>
          <table:table-cell table:style-name="Table3.D2" office:value-type="string">
            <text:p text:style-name="P130">001A</text:p>
          </table:table-cell>
          <table:table-cell table:style-name="Table3.D2" office:value-type="string">
            <text:p text:style-name="P46">INT 21</text:p>
          </table:table-cell>
          <table:table-cell table:style-name="Table3.D2" office:value-type="string">
            <text:p text:style-name="P104"><text:span text:style-name="T22">C</text:span><text:span text:style-name="T21">D21</text:span></text:p>
          </table:table-cell>
          <table:table-cell table:style-name="Table3.D2" office:value-type="string">
            <text:p text:style-name="P99"/>
          </table:table-cell>
          <table:table-cell table:style-name="Table3.E2" office:value-type="string">
            <text:p text:style-name="P99"/>
          </table:table-cell>
        </table:table-row>
        <table:table-row>
          <table:table-cell table:style-name="Table3.D2" office:value-type="string">
            <text:p text:style-name="P131">001C</text:p>
          </table:table-cell>
          <table:table-cell table:style-name="Table3.D2" office:value-type="string">
            <text:p text:style-name="P47">MOV AH, 4C</text:p>
          </table:table-cell>
          <table:table-cell table:style-name="Table3.D2" office:value-type="string">
            <text:p text:style-name="P47">B44C</text:p>
          </table:table-cell>
          <table:table-cell table:style-name="Table3.D2" office:value-type="string">
            <text:p text:style-name="P58"><text:span text:style-name="T80">(</text:span><text:span text:style-name="T82">AX</text:span><text:span text:style-name="T80">) = </text:span><text:span text:style-name="T82">0907</text:span></text:p>
          </table:table-cell>
          <table:table-cell table:style-name="Table3.E2" office:value-type="string">
            <text:p text:style-name="P58"><text:span text:style-name="T80">(</text:span><text:span text:style-name="T82">AX</text:span><text:span text:style-name="T80">) = </text:span><text:span text:style-name="T83">4C</text:span><text:span text:style-name="T82">07</text:span></text:p>
          </table:table-cell>
        </table:table-row>
        <table:table-row>
          <table:table-cell table:style-name="Table3.D2" office:value-type="string">
            <text:p text:style-name="P132">001E</text:p>
          </table:table-cell>
          <table:table-cell table:style-name="Table3.D2" office:value-type="string">
            <text:p text:style-name="P48">INT 21</text:p>
          </table:table-cell>
          <table:table-cell table:style-name="Table3.D2" office:value-type="string">
            <text:p text:style-name="P48">CD21</text:p>
          </table:table-cell>
          <table:table-cell table:style-name="Table3.D2" office:value-type="string">
            <text:p text:style-name="P59"><text:span text:style-name="T80">(</text:span><text:span text:style-name="T82">AX</text:span><text:span text:style-name="T80">) = </text:span><text:span text:style-name="T83">4C</text:span><text:span text:style-name="T82">07</text:span></text:p>
            <text:p text:style-name="P93">(DS) = 1A07</text:p>
          </table:table-cell>
          <table:table-cell table:style-name="Table3.E2" office:value-type="string">
            <text:p text:style-name="P113"><text:span text:style-name="T50">(</text:span><text:span text:style-name="T53">AX</text:span><text:span text:style-name="T50">) = </text:span><text:span text:style-name="T58">0000</text:span></text:p>
            <text:p text:style-name="P93">(DS) = 19F5</text:p>
          </table:table-cell>
        </table:table-row>
      </table:table>
      <text:p text:style-name="P28"/>
      <text:p text:style-name="P28"/>
      <text:p text:style-name="P126">Таблица <text:sequence text:ref-name="refTable2" text:name="Table" text:formula="ooow:Table+1" style:num-format="1">3</text:sequence><text:s/>– Результаты <text:span text:style-name="T35">выполнения части </text:span><text:span text:style-name="T36">2 </text:span><text:span text:style-name="T37">для файла </text:span><text:span text:style-name="T38">Hello</text:span><text:span text:style-name="T40">2</text:span><text:span text:style-name="T38">.</text:span><text:span text:style-name="T39">asm</text:span><text:span text:style-name="T35">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rows-spanned="2" office:value-type="string">
            <text:p text:style-name="P36">Адрес команды</text:p>
          </table:table-cell>
          <table:table-cell table:style-name="Table4.A1" table:number-rows-spanned="2" office:value-type="string">
            <text:p text:style-name="P101">Символический код комманды</text:p>
          </table:table-cell>
          <table:table-cell table:style-name="Table4.A1" table:number-rows-spanned="2" office:value-type="string">
            <text:p text:style-name="P101">16-ричный код команды</text:p>
          </table:table-cell>
          <table:table-cell table:style-name="Table4.D1" table:number-columns-spanned="2" office:value-type="string">
            <text:p text:style-name="P101">Содержимое регистров и ячеек памяти</text:p>
          </table:table-cell>
          <table:covered-table-cell/>
        </table:table-row>
        <table:table-row table:style-name="Table4.2">
          <table:covered-table-cell/>
          <table:covered-table-cell/>
          <table:covered-table-cell/>
          <table:table-cell table:style-name="Table4.D2" office:value-type="string">
            <text:p text:style-name="P100">До выполнения</text:p>
          </table:table-cell>
          <table:table-cell table:style-name="Table4.E2" office:value-type="string">
            <text:p text:style-name="P103">После выполнения</text:p>
          </table:table-cell>
        </table:table-row>
        <table:table-row>
          <table:table-cell table:style-name="Table4.D2" office:value-type="string">
            <text:p text:style-name="P146"><text:span text:style-name="T66">00</text:span><text:span text:style-name="T44">05</text:span></text:p>
          </table:table-cell>
          <table:table-cell table:style-name="Table4.D2" office:value-type="string">
            <text:p text:style-name="P49">PUSH DS</text:p>
          </table:table-cell>
          <table:table-cell table:style-name="Table4.D2" office:value-type="string">
            <text:p text:style-name="P49">1E</text:p>
          </table:table-cell>
          <table:table-cell table:style-name="Table4.D2" office:value-type="string">
            <text:p text:style-name="P38">(CS) = 1A0<text:span text:style-name="T67">B</text:span></text:p>
            <text:p text:style-name="P38">(DS) = 19F5</text:p>
            <text:p text:style-name="P38">(ES) = 19F5</text:p>
            <text:p text:style-name="P38">(SS) = 1A0<text:span text:style-name="T67">5</text:span></text:p>
            <text:p text:style-name="P39">(CX) = 00<text:span text:style-name="T68">7B</text:span></text:p>
            <text:p text:style-name="P39">(SP) = 0<text:span text:style-name="T69">018</text:span></text:p>
            <text:p text:style-name="P68">Stack: +0 0000</text:p>
          </table:table-cell>
          <table:table-cell table:style-name="Table4.E2" office:value-type="string">
            <text:p text:style-name="P74">(SP) = 0016</text:p>
            <text:p text:style-name="P68">Stack: +0 19F5</text:p>
          </table:table-cell>
        </table:table-row>
        <table:table-row>
          <table:table-cell table:style-name="Table4.D2" office:value-type="string">
            <text:p text:style-name="P133">0006</text:p>
          </table:table-cell>
          <table:table-cell table:style-name="Table4.D2" office:value-type="string">
            <text:p text:style-name="P50">SUB AX, AX</text:p>
          </table:table-cell>
          <table:table-cell table:style-name="Table4.D2" office:value-type="string">
            <text:p text:style-name="P50">2BCO</text:p>
          </table:table-cell>
          <table:table-cell table:style-name="Table4.D2" office:value-type="string">
            <text:p text:style-name="P50">(AX) = 0<text:span text:style-name="T70">000</text:span></text:p>
          </table:table-cell>
          <table:table-cell table:style-name="Table4.E2" office:value-type="string">
            <text:p text:style-name="P51">(AX) = 0<text:span text:style-name="T70">000</text:span></text:p>
          </table:table-cell>
        </table:table-row>
        <table:table-row>
          <table:table-cell table:style-name="Table4.D2" office:value-type="string">
            <text:p text:style-name="P134">0008</text:p>
          </table:table-cell>
          <table:table-cell table:style-name="Table4.D2" office:value-type="string">
            <text:p text:style-name="P52">PUSH AX</text:p>
          </table:table-cell>
          <table:table-cell table:style-name="Table4.D2" office:value-type="string">
            <text:p text:style-name="P52">50</text:p>
          </table:table-cell>
          <table:table-cell table:style-name="Table4.D2" office:value-type="string">
            <text:p text:style-name="P52">(SP) = 0016</text:p>
            <text:p text:style-name="P73">Stack: +0 19F5</text:p>
            <text:p text:style-name="P79">Stack: +2 0000</text:p>
          </table:table-cell>
          <table:table-cell table:style-name="Table4.E2" office:value-type="string">
            <text:p text:style-name="P53">(SP) = 001<text:span text:style-name="T71">4</text:span></text:p>
            <text:p text:style-name="P73"><text:span text:style-name="T79">Stack: +0 </text:span><text:span text:style-name="T78">0000</text:span></text:p>
            <text:p text:style-name="P79">Stack: +2 19F5</text:p>
          </table:table-cell>
        </table:table-row>
        <table:table-row>
          <table:table-cell table:style-name="Table4.D2" office:value-type="string">
            <text:p text:style-name="P135">0009</text:p>
          </table:table-cell>
          <table:table-cell table:style-name="Table4.D2" office:value-type="string">
            <text:p text:style-name="P54">MOV AX, 1A07</text:p>
          </table:table-cell>
          <table:table-cell table:style-name="Table4.D2" office:value-type="string">
            <text:p text:style-name="P54">B8071A</text:p>
          </table:table-cell>
          <table:table-cell table:style-name="Table4.D2" office:value-type="string">
            <text:p text:style-name="P54">(AX) = 0000</text:p>
          </table:table-cell>
          <table:table-cell table:style-name="Table4.E2" office:value-type="string">
            <text:p text:style-name="P107"><text:span text:style-name="T45">(AX) = </text:span><text:span text:style-name="T46">1A07</text:span></text:p>
          </table:table-cell>
        </table:table-row>
        <table:table-row>
          <table:table-cell table:style-name="Table4.D2" office:value-type="string">
            <text:p text:style-name="P136">000C</text:p>
          </table:table-cell>
          <table:table-cell table:style-name="Table4.D2" office:value-type="string">
            <text:p text:style-name="P55">MOV DS, AX</text:p>
          </table:table-cell>
          <table:table-cell table:style-name="Table4.D2" office:value-type="string">
            <text:p text:style-name="P55">8ED8</text:p>
          </table:table-cell>
          <table:table-cell table:style-name="Table4.D2" office:value-type="string">
            <text:p text:style-name="P56">(DS) = 19F5</text:p>
            <text:p text:style-name="P56">(AX) = <text:span text:style-name="T72">1A07</text:span></text:p>
          </table:table-cell>
          <table:table-cell table:style-name="Table4.E2" office:value-type="string">
            <text:p text:style-name="P56">(DS) = 1A07</text:p>
            <text:p text:style-name="P56">(AX) = <text:span text:style-name="T73">1A07</text:span></text:p>
          </table:table-cell>
        </table:table-row>
        <table:table-row>
          <table:table-cell table:style-name="Table4.D2" office:value-type="string">
            <text:p text:style-name="P137">000E</text:p>
          </table:table-cell>
          <table:table-cell table:style-name="Table4.D2" office:value-type="string">
            <text:p text:style-name="P60">MOV D<text:span text:style-name="T74">X</text:span>, 0000</text:p>
          </table:table-cell>
          <table:table-cell table:style-name="Table4.D2" office:value-type="string">
            <text:p text:style-name="P60">BA0000</text:p>
          </table:table-cell>
          <table:table-cell table:style-name="Table4.D2" office:value-type="string">
            <text:p text:style-name="P106"><text:span text:style-name="T47">(D</text:span><text:span text:style-name="T48">X</text:span><text:span text:style-name="T47">) = </text:span><text:span text:style-name="T48">0000</text:span></text:p>
          </table:table-cell>
          <table:table-cell table:style-name="Table4.E2" office:value-type="string">
            <text:p text:style-name="P60">(D<text:span text:style-name="T75">X</text:span>) = <text:span text:style-name="T76">0000</text:span></text:p>
          </table:table-cell>
        </table:table-row>
        <table:table-row>
          <table:table-cell table:style-name="Table4.D2" office:value-type="string">
            <text:p text:style-name="P138">0011</text:p>
          </table:table-cell>
          <table:table-cell table:style-name="Table4.D2" office:value-type="string">
            <text:p text:style-name="P61">CALL 0000</text:p>
          </table:table-cell>
          <table:table-cell table:style-name="Table4.D2" office:value-type="string">
            <text:p text:style-name="P61">E8ECFF</text:p>
          </table:table-cell>
          <table:table-cell table:style-name="Table4.D2" office:value-type="string">
            <text:p text:style-name="P82">(SP) = 0014</text:p>
            <text:p text:style-name="P69"><text:span text:style-name="T79">Stack: +0 </text:span><text:span text:style-name="T78">0000</text:span></text:p>
            <text:p text:style-name="P75">Stack: +2 19F5</text:p>
            <text:p text:style-name="P83"><text:span text:style-name="T78">Stack: +</text:span><text:span text:style-name="T81">4</text:span><text:span text:style-name="T78"> 0000</text:span></text:p>
          </table:table-cell>
          <table:table-cell table:style-name="Table4.E2" office:value-type="string">
            <text:p text:style-name="P82">(SP) = 0012</text:p>
            <text:p text:style-name="P108"><text:span text:style-name="T51">Stack: +0 </text:span><text:span text:style-name="T52">0014</text:span></text:p>
            <text:p text:style-name="P152">Stack: +2 0000</text:p>
            <text:p text:style-name="P83"><text:span text:style-name="T78">Stack: +</text:span><text:span text:style-name="T81">4</text:span><text:span text:style-name="T78"> </text:span><text:span text:style-name="T77">19F5</text:span></text:p>
          </table:table-cell>
        </table:table-row>
        <table:table-row>
          <table:table-cell table:style-name="Table4.D2" office:value-type="string">
            <text:p text:style-name="P143">0000</text:p>
          </table:table-cell>
          <table:table-cell table:style-name="Table4.D2" office:value-type="string">
            <text:p text:style-name="P80">MOV AH, 9</text:p>
          </table:table-cell>
          <table:table-cell table:style-name="Table4.D2" office:value-type="string">
            <text:p text:style-name="P81">B409</text:p>
          </table:table-cell>
          <table:table-cell table:style-name="Table4.D2" office:value-type="string">
            <text:p text:style-name="P109"><text:span text:style-name="T50">(</text:span><text:span text:style-name="T53">AX</text:span><text:span text:style-name="T50">) = </text:span><text:span text:style-name="T53">1A07</text:span></text:p>
          </table:table-cell>
          <table:table-cell table:style-name="Table4.E2" office:value-type="string">
            <text:p text:style-name="P57"><text:span text:style-name="T80">(</text:span><text:span text:style-name="T82">AX</text:span><text:span text:style-name="T80">) = </text:span><text:span text:style-name="T82">0907</text:span></text:p>
          </table:table-cell>
        </table:table-row>
        <table:table-row>
          <table:table-cell table:style-name="Table4.D2" office:value-type="string">
            <text:p text:style-name="P144">0002</text:p>
          </table:table-cell>
          <table:table-cell table:style-name="Table4.D2" office:value-type="string">
            <text:p text:style-name="P86">INT 21</text:p>
          </table:table-cell>
          <table:table-cell table:style-name="Table4.D2" office:value-type="string">
            <text:p text:style-name="P86">CD21</text:p>
          </table:table-cell>
          <table:table-cell table:style-name="Table4.D2" office:value-type="string">
            <text:p text:style-name="P109"/>
          </table:table-cell>
          <table:table-cell table:style-name="Table4.E2" office:value-type="string">
            <text:p text:style-name="P57"/>
          </table:table-cell>
        </table:table-row>
        <table:table-row>
          <table:table-cell table:style-name="Table4.D2" office:value-type="string">
            <text:p text:style-name="P145">0004</text:p>
          </table:table-cell>
          <table:table-cell table:style-name="Table4.D2" office:value-type="string">
            <text:p text:style-name="P87">RET</text:p>
          </table:table-cell>
          <table:table-cell table:style-name="Table4.D2" office:value-type="string">
            <text:p text:style-name="P87">C3</text:p>
          </table:table-cell>
          <table:table-cell table:style-name="Table4.D2" office:value-type="string">
            <text:p text:style-name="P114"><text:span text:style-name="T51">(</text:span><text:span text:style-name="T42">SP) = 0012</text:span></text:p>
            <text:p text:style-name="P110"><text:span text:style-name="T51">Stack: +0 </text:span><text:span text:style-name="T52">0014</text:span></text:p>
            <text:p text:style-name="P76">Stack: +2 0000</text:p>
            <text:p text:style-name="P84"><text:span text:style-name="T78">Stack: +</text:span><text:span text:style-name="T81">4</text:span><text:span text:style-name="T78"> </text:span><text:span text:style-name="T77">19F5</text:span></text:p>
          </table:table-cell>
          <table:table-cell table:style-name="Table4.E2" office:value-type="string">
            <text:p text:style-name="P88"><text:span text:style-name="T77">(</text:span>SP) = 0014</text:p>
            <text:p text:style-name="P70"><text:span text:style-name="T79">Stack: +0 </text:span><text:span text:style-name="T78">0000</text:span></text:p>
            <text:p text:style-name="P76">Stack: +2 19F5</text:p>
            <text:p text:style-name="P84"><text:span text:style-name="T78">Stack: +</text:span><text:span text:style-name="T81">4</text:span><text:span text:style-name="T78"> 0000</text:span></text:p>
          </table:table-cell>
        </table:table-row>
        <table:table-row>
          <table:table-cell table:style-name="Table4.D2" office:value-type="string">
            <text:p text:style-name="P139">0014</text:p>
          </table:table-cell>
          <table:table-cell table:style-name="Table4.D2" office:value-type="string">
            <text:p text:style-name="P62">MOV DX, 0010</text:p>
          </table:table-cell>
          <table:table-cell table:style-name="Table4.D2" office:value-type="string">
            <text:p text:style-name="P62">BA1000</text:p>
          </table:table-cell>
          <table:table-cell table:style-name="Table4.D2" office:value-type="string">
            <text:p text:style-name="P62">(DX) = 0000</text:p>
          </table:table-cell>
          <table:table-cell table:style-name="Table4.E2" office:value-type="string">
            <text:p text:style-name="P62">(DX) = 0010</text:p>
          </table:table-cell>
        </table:table-row>
        <text:soft-page-break/>
        <table:table-row>
          <table:table-cell table:style-name="Table4.D2" office:value-type="string">
            <text:p text:style-name="P140">0017</text:p>
          </table:table-cell>
          <table:table-cell table:style-name="Table4.D2" office:value-type="string">
            <text:p text:style-name="P63">CALL 0000</text:p>
          </table:table-cell>
          <table:table-cell table:style-name="Table4.D2" office:value-type="string">
            <text:p text:style-name="P63">E8E6FF</text:p>
          </table:table-cell>
          <table:table-cell table:style-name="Table4.D2" office:value-type="string">
            <text:p text:style-name="P85">(SP) = 0014</text:p>
            <text:p text:style-name="P71"><text:span text:style-name="T79">Stack: +0 </text:span><text:span text:style-name="T78">0000</text:span></text:p>
            <text:p text:style-name="P77">Stack: +2 19F5</text:p>
            <text:p text:style-name="P85"><text:span text:style-name="T78">Stack: +</text:span><text:span text:style-name="T81">4</text:span><text:span text:style-name="T78"> 0000</text:span></text:p>
          </table:table-cell>
          <table:table-cell table:style-name="Table4.E2" office:value-type="string">
            <text:p text:style-name="P85">(SP) = 0012</text:p>
            <text:p text:style-name="P111"><text:span text:style-name="T51">Stack: +0 </text:span><text:span text:style-name="T52">001</text:span><text:span text:style-name="T54">A</text:span></text:p>
            <text:p text:style-name="P77">Stack: +2 0000</text:p>
            <text:p text:style-name="P85"><text:span text:style-name="T78">Stack: +</text:span><text:span text:style-name="T81">4</text:span><text:span text:style-name="T78"> </text:span><text:span text:style-name="T77">19F5</text:span></text:p>
          </table:table-cell>
        </table:table-row>
        <table:table-row>
          <table:table-cell table:style-name="Table4.D2" office:value-type="string">
            <text:p text:style-name="P143">0000</text:p>
          </table:table-cell>
          <table:table-cell table:style-name="Table4.D2" office:value-type="string">
            <text:p text:style-name="P80">MOV AH, 9</text:p>
          </table:table-cell>
          <table:table-cell table:style-name="Table4.D2" office:value-type="string">
            <text:p text:style-name="P81">B409</text:p>
          </table:table-cell>
          <table:table-cell table:style-name="Table4.D2" office:value-type="string">
            <text:p text:style-name="P57"><text:span text:style-name="T80">(</text:span><text:span text:style-name="T82">AX</text:span><text:span text:style-name="T80">) = </text:span><text:span text:style-name="T82">0907</text:span></text:p>
          </table:table-cell>
          <table:table-cell table:style-name="Table4.E2" office:value-type="string">
            <text:p text:style-name="P57"><text:span text:style-name="T80">(</text:span><text:span text:style-name="T82">AX</text:span><text:span text:style-name="T80">) = </text:span><text:span text:style-name="T82">0907</text:span></text:p>
          </table:table-cell>
        </table:table-row>
        <table:table-row>
          <table:table-cell table:style-name="Table4.D2" office:value-type="string">
            <text:p text:style-name="P144">0002</text:p>
          </table:table-cell>
          <table:table-cell table:style-name="Table4.D2" office:value-type="string">
            <text:p text:style-name="P86">INT 21</text:p>
          </table:table-cell>
          <table:table-cell table:style-name="Table4.D2" office:value-type="string">
            <text:p text:style-name="P86">CD21</text:p>
          </table:table-cell>
          <table:table-cell table:style-name="Table4.D2" office:value-type="string">
            <text:p text:style-name="P85"/>
          </table:table-cell>
          <table:table-cell table:style-name="Table4.E2" office:value-type="string">
            <text:p text:style-name="P85"/>
          </table:table-cell>
        </table:table-row>
        <table:table-row>
          <table:table-cell table:style-name="Table4.D2" office:value-type="string">
            <text:p text:style-name="P145">0004</text:p>
          </table:table-cell>
          <table:table-cell table:style-name="Table4.D2" office:value-type="string">
            <text:p text:style-name="P87">RET</text:p>
          </table:table-cell>
          <table:table-cell table:style-name="Table4.D2" office:value-type="string">
            <text:p text:style-name="P87">C3</text:p>
          </table:table-cell>
          <table:table-cell table:style-name="Table4.D2" office:value-type="string">
            <text:p text:style-name="P114"><text:span text:style-name="T51">(</text:span><text:span text:style-name="T42">SP) = 0012</text:span></text:p>
            <text:p text:style-name="P110"><text:span text:style-name="T51">Stack: +0 </text:span><text:span text:style-name="T52">001</text:span><text:span text:style-name="T55">A</text:span></text:p>
            <text:p text:style-name="P76">Stack: +2 0000</text:p>
            <text:p text:style-name="P84"><text:span text:style-name="T78">Stack: +</text:span><text:span text:style-name="T81">4</text:span><text:span text:style-name="T78"> </text:span><text:span text:style-name="T77">19F5</text:span></text:p>
          </table:table-cell>
          <table:table-cell table:style-name="Table4.E2" office:value-type="string">
            <text:p text:style-name="P88"><text:span text:style-name="T77">(</text:span>SP) = 0014</text:p>
            <text:p text:style-name="P70"><text:span text:style-name="T79">Stack: +0 </text:span><text:span text:style-name="T78">0000</text:span></text:p>
            <text:p text:style-name="P76">Stack: +2 19F5</text:p>
            <text:p text:style-name="P84"><text:span text:style-name="T78">Stack: +</text:span><text:span text:style-name="T81">4</text:span><text:span text:style-name="T78"> 0000</text:span></text:p>
          </table:table-cell>
        </table:table-row>
        <table:table-row>
          <table:table-cell table:style-name="Table4.D2" office:value-type="string">
            <text:p text:style-name="P141">001A</text:p>
          </table:table-cell>
          <table:table-cell table:style-name="Table4.D2" office:value-type="string">
            <text:p text:style-name="P64">RET Far</text:p>
          </table:table-cell>
          <table:table-cell table:style-name="Table4.D2" office:value-type="string">
            <text:p text:style-name="P64">CB</text:p>
          </table:table-cell>
          <table:table-cell table:style-name="Table4.D2" office:value-type="string">
            <text:p text:style-name="P65">(SP) = 0014</text:p>
            <text:p text:style-name="P89">(CS) = 1A0B</text:p>
            <text:p text:style-name="P72"><text:span text:style-name="T79">Stack: +0 </text:span><text:span text:style-name="T78">0000</text:span></text:p>
            <text:p text:style-name="P78">Stack: +2 19F5</text:p>
          </table:table-cell>
          <table:table-cell table:style-name="Table4.E2" office:value-type="string">
            <text:p text:style-name="P65">(SP) = 0018</text:p>
            <text:p text:style-name="P89">(CS) = 19F5</text:p>
            <text:p text:style-name="P72"><text:span text:style-name="T79">Stack: +0 </text:span><text:span text:style-name="T78">0000</text:span></text:p>
            <text:p text:style-name="P112"><text:span text:style-name="T49">Stack: +2 </text:span><text:span text:style-name="T56">0000</text:span></text:p>
          </table:table-cell>
        </table:table-row>
        <table:table-row>
          <table:table-cell table:style-name="Table4.D2" office:value-type="string">
            <text:p text:style-name="P142">0000</text:p>
          </table:table-cell>
          <table:table-cell table:style-name="Table4.D2" office:value-type="string">
            <text:p text:style-name="P66">INT 20</text:p>
          </table:table-cell>
          <table:table-cell table:style-name="Table4.D2" office:value-type="string">
            <text:p text:style-name="P66">CD20</text:p>
          </table:table-cell>
          <table:table-cell table:style-name="Table4.D2" office:value-type="string">
            <text:p text:style-name="P92">(AX) = 0907</text:p>
            <text:p text:style-name="P92">(CX) = 007B</text:p>
            <text:p text:style-name="P92">(DX) = 0010</text:p>
            <text:p text:style-name="P90">(CS) = 19F5</text:p>
            <text:p text:style-name="P91">(<text:span text:style-name="T84">D</text:span>S) = 1<text:span text:style-name="T84">A07</text:span></text:p>
          </table:table-cell>
          <table:table-cell table:style-name="Table4.E2" office:value-type="string">
            <text:p text:style-name="P92">(AX) = 0000</text:p>
            <text:p text:style-name="P92">(CX) = 0000</text:p>
            <text:p text:style-name="P92">(DX) = 0000</text:p>
            <text:p text:style-name="P92">(CS) = 1A0B</text:p>
            <text:p text:style-name="P91"><text:span text:style-name="T57">(</text:span><text:span text:style-name="T84">D</text:span><text:span text:style-name="T57">S) = 19F5</text:span></text:p>
          </table:table-cell>
        </table:table-row>
      </table:table>
      <text:p text:style-name="P29"/>
      <text:p text:style-name="P12">Выводы.</text:p>
      <text:p text:style-name="P26"><text:span text:style-name="T30">Были применены </text:span><text:span text:style-name="T29">на практике знания о работе с регистрами процессора, </text:span><text:span text:style-name="T30">произошло знакомство</text:span><text:span text:style-name="T29"> с основами программирования на языке ассемблер в операционной системе </text:span><text:span text:style-name="T32">DOS. </text:span><text:span text:style-name="T31">Были исправлены синтаксические ошибки, программы были выполнены без ошибок.</text:span></text:p>
      <text:p text:style-name="P118"><text:span text:style-name="Название_20_книги"><text:span text:style-name="T3"/></text:span></text:p>
      <text:p text:style-name="P121"><text:span text:style-name="Название_20_книги"><text:span text:style-name="T59">ПРИЛОЖЕНИЕ А</text:span></text:span></text:p>
      <text:p text:style-name="P116"><text:span text:style-name="Название_20_книги"><text:span text:style-name="T34">ИСХОДНЫЙ КОД ПРОГРАММЫ</text:span></text:span></text:p>
      <text:p text:style-name="P116"><text:span text:style-name="Название_20_книги"><text:span text:style-name="T34"/></text:span></text:p>
      <text:p text:style-name="P119"><text:span text:style-name="T25">Название файла:</text:span><text:span text:style-name="T26"> </text:span><text:span text:style-name="T27">Hello1.asm</text:span></text:p>
      <text:p text:style-name="P16"/>
      <text:p text:style-name="P20">; HELLO1.ASM - <text:s/>упрощенная версия учебной программы лаб.раб. N1</text:p>
      <text:p text:style-name="P20">; <text:s text:c="14"/>по дисциплине "Архитектура компьютера"</text:p>
      <text:p text:style-name="P20">; *****************************************************************</text:p>
      <text:p text:style-name="P20">; Назначение: Программа формирует и выводит на экран приветствие</text:p>
      <text:p text:style-name="P20">; <text:s text:c="12"/>пользователя с помощью функции ДОС "Вывод строки"</text:p>
      <text:p text:style-name="P20">; <text:s text:c="12"/>(номер 09 прерывание 21h), которая:</text:p>
      <text:p text:style-name="P20">; <text:s text:c="13"/>- обеспечивает вывод на экран строки символов,</text:p>
      <text:p text:style-name="P20">; <text:s text:c="15"/>заканчивающейся знаком "$";</text:p>
      <text:p text:style-name="P20">; <text:s text:c="13"/>- требует задания в регистре ah номера функции=09h,</text:p>
      <text:p text:style-name="P20">; <text:s text:c="15"/>а в регистре dx - <text:s/>смещения <text:s/>адреса <text:s/>выводимой</text:p>
      <text:p text:style-name="P20">; <text:s text:c="15"/>строки;</text:p>
      <text:p text:style-name="P20">; <text:s text:c="13"/>- использует регистр <text:s/>ax <text:s/>и <text:s/>не сохраняет его</text:p>
      <text:p text:style-name="P20">; <text:s text:c="15"/>содержимое.</text:p>
      <text:p text:style-name="P20">; ******************************************************************</text:p>
      <text:p text:style-name="P20"/>
      <text:p text:style-name="P20"><text:s text:c="3"/>DOSSEG <text:s text:c="37"/>; Задание сегментов под ДОС</text:p>
      <text:p text:style-name="P20"><text:s text:c="3"/>.MODEL <text:s/>SMALL <text:s text:c="30"/>; Модель памяти-SMALL(Малая)</text:p>
      <text:p text:style-name="P20"><text:s text:c="3"/>.STACK <text:s/>100h <text:s text:c="31"/>; Отвести под Стек 256 байт</text:p>
      <text:p text:style-name="P20"><text:soft-page-break/><text:s text:c="3"/>.DATA <text:s text:c="38"/>; Начало сегмента данных</text:p>
      <text:p text:style-name="P20">Greeting <text:s/>LABEL <text:s/>BYTE <text:s text:c="25"/>; Текст <text:s/>приветствия</text:p>
      <text:p text:style-name="P20"><text:s text:c="3"/>DB 'Вас приветствует ст.гр.9383 - Гладких А.А.',13,10,'$'</text:p>
      <text:p text:style-name="P20"><text:s text:c="3"/>.CODE <text:s text:c="31"/>; Начало сегмента кода</text:p>
      <text:p text:style-name="P20"><text:s text:c="3"/>mov <text:s/>ax, @data <text:s text:c="23"/>; Загрузка в DS адреса начала</text:p>
      <text:p text:style-name="P20"><text:s text:c="3"/>mov <text:s/>ds, ax <text:s text:c="26"/>; сегмента данных</text:p>
      <text:p text:style-name="P20"><text:s text:c="3"/>mov <text:s/>dx, OFFSET Greeting <text:s text:c="13"/>; Загрузка в dx смещения</text:p>
      <text:p text:style-name="P20"><text:s text:c="40"/>; адреса текста приветствия</text:p>
      <text:p text:style-name="P20">DisplayGreeting:</text:p>
      <text:p text:style-name="P20"><text:s text:c="3"/>mov <text:s/>ah, 9 <text:s text:c="27"/>; # функции ДОС печати строки</text:p>
      <text:p text:style-name="P20"><text:s text:c="3"/>int <text:s/>21h <text:s text:c="28"/>; вывод на экран <text:s/>приветствия</text:p>
      <text:p text:style-name="P20"><text:s text:c="3"/>mov <text:s/>ah, 4ch <text:s text:c="25"/>; # функции ДОС завершения программы</text:p>
      <text:p text:style-name="P20"><text:s text:c="3"/>int <text:s/>21h <text:s text:c="28"/>; завершение программы и выход в ДОС</text:p>
      <text:p text:style-name="P20"><text:s text:c="3"/>END</text:p>
      <text:p text:style-name="P20"/>
      <text:p text:style-name="P119"><text:span text:style-name="T25">Название файла:</text:span><text:span text:style-name="T26"> </text:span><text:span text:style-name="T27">Hello</text:span><text:span text:style-name="T28">2</text:span><text:span text:style-name="T27">.asm</text:span></text:p>
      <text:p text:style-name="P17"/>
      <text:p text:style-name="P21">; HELLO2 - Учебная программа N2 <text:s/>лаб.раб.#1 по дисциплине "Архитектура компьютера"</text:p>
      <text:p text:style-name="P21">; <text:s text:c="9"/>Программа использует процедуру для печати строки</text:p>
      <text:p text:style-name="P21">;</text:p>
      <text:p text:style-name="P21">; <text:s text:c="5"/>ТЕКСТ <text:s/>ПРОГРАММЫ</text:p>
      <text:p text:style-name="P21"/>
      <text:p text:style-name="P21">EOFLine <text:s/>EQU <text:s/>'$' <text:s text:c="8"/>; Определение символьной константы</text:p>
      <text:p text:style-name="P21"><text:s text:c="26"/>; <text:s text:c="4"/>"Конец строки"</text:p>
      <text:p text:style-name="P21"/>
      <text:p text:style-name="P21"><text:soft-page-break/>; Стек <text:s/>программы</text:p>
      <text:p text:style-name="P21"/>
      <text:p text:style-name="P21">AStack <text:s text:c="3"/>SEGMENT <text:s/>STACK</text:p>
      <text:p text:style-name="P21"><text:s text:c="10"/>DW 12 DUP(?) <text:s text:c="3"/>; Отводится 12 слов памяти</text:p>
      <text:p text:style-name="P21">AStack <text:s text:c="3"/>ENDS</text:p>
      <text:p text:style-name="P21"/>
      <text:p text:style-name="P21">; Данные программы</text:p>
      <text:p text:style-name="P21"/>
      <text:p text:style-name="P21">DATA <text:s text:c="5"/>SEGMENT</text:p>
      <text:p text:style-name="P21"/>
      <text:p text:style-name="P21">; <text:s/>Директивы описания данных</text:p>
      <text:p text:style-name="P21"/>
      <text:p text:style-name="P21">HELLO <text:s text:c="4"/>DB 'Hello Worlds!dd', 0AH, 0DH,EOFLine</text:p>
      <text:p text:style-name="P21">GREETING <text:s/>DB 'Student from 9383 - Gladkikh A.A.$'</text:p>
      <text:p text:style-name="P21">DATA <text:s text:c="5"/>ENDS</text:p>
      <text:p text:style-name="P21"/>
      <text:p text:style-name="P21">; Код программы</text:p>
      <text:p text:style-name="P21"/>
      <text:p text:style-name="P21">CODE <text:s text:c="5"/>SEGMENT</text:p>
      <text:p text:style-name="P21"><text:s text:c="10"/>ASSUME CS:Code</text:p>
      <text:p text:style-name="P21"><text:s text:c="10"/>ASSUME DS:DATA</text:p>
      <text:p text:style-name="P21"><text:s text:c="10"/>ASSUME SS:AStack</text:p>
      <text:p text:style-name="P21">; Процедура печати строки</text:p>
      <text:p text:style-name="P21">WriteMsg <text:s/>PROC <text:s/>NEAR</text:p>
      <text:p text:style-name="P21"><text:s text:c="10"/>mov <text:s text:c="2"/>AH,9</text:p>
      <text:p text:style-name="P21"><text:s text:c="10"/>int <text:s text:c="2"/>21h <text:s/>; Вызов функции DOS по прерыванию</text:p>
      <text:p text:style-name="P21"><text:s text:c="10"/>ret</text:p>
      <text:p text:style-name="P21">WriteMsg <text:s/>ENDP</text:p>
      <text:p text:style-name="P21"/>
      <text:p text:style-name="P21">; Головная процедура</text:p>
      <text:p text:style-name="P21">Main <text:s text:c="5"/>PROC <text:s/>FAR</text:p>
      <text:p text:style-name="P21"><text:s text:c="10"/>push <text:s/>DS <text:s text:c="6"/>;\ <text:s/>Сохранение адреса начала PSP в стеке</text:p>
      <text:p text:style-name="P21"><text:s text:c="10"/>sub <text:s text:c="2"/>AX,AX <text:s text:c="3"/>; &gt; для последующего восстановления по</text:p>
      <text:p text:style-name="P21"><text:soft-page-break/><text:s text:c="10"/>push <text:s/>AX <text:s text:c="6"/>;/ <text:s/>команде ret, завершающей процедуру.</text:p>
      <text:p text:style-name="P21"><text:s text:c="10"/>mov <text:s text:c="2"/>AX,DATA <text:s text:c="12"/>; Загрузка сегментного</text:p>
      <text:p text:style-name="P21"><text:s text:c="10"/>mov <text:s text:c="2"/>DS,AX <text:s text:c="14"/>; регистра данных.</text:p>
      <text:p text:style-name="P21"><text:s text:c="10"/>mov <text:s text:c="2"/>DX, OFFSET HELLO <text:s text:c="3"/>; Вывод на экран первой</text:p>
      <text:p text:style-name="P21"><text:s text:c="10"/>call <text:s/>WriteMsg <text:s text:c="11"/>; строки приветствия.</text:p>
      <text:p text:style-name="P21"><text:s text:c="10"/>mov <text:s text:c="2"/>DX, OFFSET GREETING ; Вывод на экран второй</text:p>
      <text:p text:style-name="P21"><text:s text:c="10"/>call <text:s/>WriteMsg <text:s text:c="11"/>; строки приветствия.</text:p>
      <text:p text:style-name="P21"><text:s text:c="10"/>ret <text:s text:c="22"/>; Выход в DOS по команде,</text:p>
      <text:p text:style-name="P21"><text:s text:c="36"/>; находящейся в 1-ом слове PSP.</text:p>
      <text:p text:style-name="P21">Main <text:s text:c="5"/>ENDP</text:p>
      <text:p text:style-name="P21">CODE <text:s text:c="5"/>ENDS</text:p>
      <text:p text:style-name="P21"><text:s text:c="10"/>END Main</text:p>
      <text:p text:style-name="P21"/>
      <text:p text:style-name="P122"><text:span text:style-name="Название_20_книги"><text:span text:style-name="T59">ПРИЛОЖЕНИЕ </text:span></text:span><text:span text:style-name="Название_20_книги"><text:span text:style-name="T60">Б</text:span></text:span></text:p>
      <text:p text:style-name="P120"><text:span text:style-name="Название_20_книги"><text:span text:style-name="T23">ДИАГНОСТИЧЕСКОЕ СООБЩЕНИЕ</text:span></text:span></text:p>
      <text:p text:style-name="P120"><text:span text:style-name="Название_20_книги"><text:span text:style-name="T23"/></text:span></text:p>
      <text:p text:style-name="P117"><text:span text:style-name="T12">Название файла:</text:span><text:span text:style-name="T13"> </text:span><text:span text:style-name="T14">Hello1.</text:span><text:span text:style-name="T18">LST</text:span></text:p>
      <text:p text:style-name="P18"/>
      <text:p text:style-name="P31"><text:tab/>#Microsoft (R) Macro Assembler Version 5.10 <text:s text:c="17"/>9/16/20 23:02:34</text:p>
      <text:p text:style-name="P22"><text:s text:c="61"/>Page <text:s text:c="4"/>1-1</text:p>
      <text:p text:style-name="P22"/>
      <text:p text:style-name="P22"/>
      <text:p text:style-name="P22"/>
      <text:p text:style-name="P22"><text:tab/><text:tab/><text:tab/><text:tab/>; HELLO1.ASM - <text:s/>упрощенная версия учебной прогр</text:p>
      <text:p text:style-name="P22"><text:tab/><text:tab/><text:tab/><text:tab/>аммы лаб.раб. N1</text:p>
      <text:p text:style-name="P22"><text:tab/><text:tab/><text:tab/><text:tab/>; <text:s text:c="14"/>по дисциплине "Архитектура комп</text:p>
      <text:p text:style-name="P22"><text:tab/><text:tab/><text:tab/><text:tab/>ьютера"</text:p>
      <text:p text:style-name="P22"><text:tab/><text:tab/><text:tab/><text:tab/>; *********************************************</text:p>
      <text:p text:style-name="P22"><text:tab/><text:tab/><text:tab/><text:tab/>********************</text:p>
      <text:p text:style-name="P22"><text:tab/><text:tab/><text:tab/><text:tab/>; Назначение: Программа формирует и выводит на</text:p>
      <text:p text:style-name="P22"><text:tab/><text:tab/><text:tab/><text:tab/>экран приветствие</text:p>
      <text:p text:style-name="P22"><text:tab/><text:tab/><text:tab/><text:tab/>; <text:s text:c="12"/>пользователя с помощью функции ДО</text:p>
      <text:p text:style-name="P22"><text:tab/><text:tab/><text:tab/><text:tab/>С "Вывод строки"</text:p>
      <text:p text:style-name="P22"><text:tab/><text:tab/><text:tab/><text:tab/>; <text:s text:c="12"/>(номер 09 прерывание 21h), котора</text:p>
      <text:p text:style-name="P22"><text:tab/><text:tab/><text:tab/><text:tab/>я:</text:p>
      <text:p text:style-name="P22"><text:tab/><text:tab/><text:tab/><text:tab/>; <text:s text:c="13"/>- обеспечивает вывод на экран ст</text:p>
      <text:p text:style-name="P22"><text:tab/><text:tab/><text:tab/><text:tab/>роки символов,</text:p>
      <text:p text:style-name="P22"><text:soft-page-break/><text:tab/><text:tab/><text:tab/><text:tab/>; <text:s text:c="15"/>заканчивающейся знаком "$";</text:p>
      <text:p text:style-name="P22"><text:tab/><text:tab/><text:tab/><text:tab/>; <text:s text:c="13"/>- требует задания в регистре ah</text:p>
      <text:p text:style-name="P22"><text:tab/><text:tab/><text:tab/><text:tab/>номера функции=09h,</text:p>
      <text:p text:style-name="P22"><text:tab/><text:tab/><text:tab/><text:tab/>; <text:s text:c="15"/>а в регистре dx - <text:s/>смещения <text:s/>а</text:p>
      <text:p text:style-name="P22"><text:tab/><text:tab/><text:tab/><text:tab/>дреса <text:s/>выводимой</text:p>
      <text:p text:style-name="P22"><text:tab/><text:tab/><text:tab/><text:tab/>; <text:s text:c="15"/>строки;</text:p>
      <text:p text:style-name="P22"><text:tab/><text:tab/><text:tab/><text:tab/>; <text:s text:c="13"/>- использует регистр <text:s/>ax <text:s/>и <text:s/>не</text:p>
      <text:p text:style-name="P22"><text:tab/><text:tab/><text:tab/><text:tab/>сохраняет его</text:p>
      <text:p text:style-name="P22"><text:tab/><text:tab/><text:tab/><text:tab/>; <text:s text:c="15"/>содержимое.</text:p>
      <text:p text:style-name="P22"><text:tab/><text:tab/><text:tab/><text:tab/>; *********************************************</text:p>
      <text:p text:style-name="P22"><text:tab/><text:tab/><text:tab/><text:tab/>*********************</text:p>
      <text:p text:style-name="P22"/>
      <text:p text:style-name="P22"><text:tab/><text:tab/><text:tab/><text:tab/> <text:s text:c="2"/>DOSSEG</text:p>
      <text:p text:style-name="P22"><text:tab/><text:tab/><text:tab/><text:tab/>; Задание сегментов под ДОС</text:p>
      <text:p text:style-name="P22"><text:tab/><text:tab/><text:tab/><text:tab/> <text:s text:c="2"/>.MODEL <text:s/>SMALL</text:p>
      <text:p text:style-name="P22"><text:tab/><text:tab/><text:tab/><text:tab/>; Модель памяти-SMALL(Малая)</text:p>
      <text:p text:style-name="P22"><text:tab/><text:tab/><text:tab/><text:tab/> <text:s text:c="2"/>.STACK <text:s/>100h</text:p>
      <text:p text:style-name="P22"><text:tab/><text:tab/><text:tab/><text:tab/>; Отвести под Стек 256 байт</text:p>
      <text:p text:style-name="P22"><text:tab/><text:tab/><text:tab/><text:tab/> <text:s text:c="2"/>.DATA</text:p>
      <text:p text:style-name="P22"><text:tab/><text:tab/><text:tab/><text:tab/>; Начало сегмента данных</text:p>
      <text:p text:style-name="P22"><text:s/>0000<text:tab/><text:tab/><text:tab/><text:tab/>Greeting <text:s/>LABEL <text:s/>BYTE</text:p>
      <text:p text:style-name="P22"><text:tab/><text:tab/><text:tab/><text:tab/>; Текст <text:s/>приветствия</text:p>
      <text:p text:style-name="P22"><text:s/>0000 <text:s/>82 A0 E1 20 AF E0<text:tab/> <text:s text:c="2"/>DB 'Вас приветствует ст.гр.9383 - Гладких А.</text:p>
      <text:p text:style-name="P22"><text:tab/><text:tab/><text:tab/><text:tab/>А.',13,10,'$'</text:p>
      <text:p text:style-name="P22"><text:s text:c="7"/>A8 A2 A5 E2 E1 E2</text:p>
      <text:p text:style-name="P22"><text:s text:c="7"/>A2 E3 A5 E2 20 E1</text:p>
      <text:p text:style-name="P22"><text:s text:c="7"/>E2 2E A3 E0 2E 39</text:p>
      <text:p text:style-name="P22"><text:s text:c="7"/>33 38 33 20 2D 20</text:p>
      <text:p text:style-name="P22"><text:s text:c="7"/>83 AB A0 A4 AA A8</text:p>
      <text:p text:style-name="P22"><text:soft-page-break/><text:s text:c="7"/>E5 20 80 2E 80 2E</text:p>
      <text:p text:style-name="P22"><text:s text:c="7"/>0D 0A 24</text:p>
      <text:p text:style-name="P22"><text:tab/><text:tab/><text:tab/><text:tab/> <text:s text:c="2"/>.CODE <text:s text:c="31"/>; Начал</text:p>
      <text:p text:style-name="P22"><text:tab/><text:tab/><text:tab/><text:tab/>о сегмента кода</text:p>
      <text:p text:style-name="P22"><text:s/>0000 <text:s/>B8 ---- R<text:tab/><text:tab/> <text:s text:c="2"/>mov <text:s/>ax, @data <text:s text:c="23"/>; Загр</text:p>
      <text:p text:style-name="P22"><text:tab/><text:tab/><text:tab/><text:tab/>узка в DS адреса начала</text:p>
      <text:p text:style-name="P22"><text:s/>0003 <text:s/>8E D8<text:tab/><text:tab/><text:tab/> <text:s text:c="2"/>mov <text:s/>ds, ax <text:s text:c="26"/>; сегм</text:p>
      <text:p text:style-name="P22"><text:tab/><text:tab/><text:tab/><text:tab/>ента данных</text:p>
      <text:p text:style-name="P22"><text:s/>0005 <text:s/>BA 0000 R<text:tab/><text:tab/> <text:s text:c="2"/>mov <text:s/>dx, OFFSET Greeting <text:s text:c="13"/>; Загр</text:p>
      <text:p text:style-name="P22"><text:tab/><text:tab/><text:tab/><text:tab/>узка в dx смещения</text:p>
      <text:p text:style-name="P22"/>
      <text:p text:style-name="P31"><text:tab/>#Microsoft (R) Macro Assembler Version 5.10 <text:s text:c="17"/>9/16/20 23:02:34</text:p>
      <text:p text:style-name="P22"><text:s text:c="61"/>Page <text:s text:c="4"/>1-2</text:p>
      <text:p text:style-name="P22"/>
      <text:p text:style-name="P22"/>
      <text:p text:style-name="P22"><text:tab/><text:tab/><text:tab/><text:tab/> <text:s text:c="39"/>; адрес</text:p>
      <text:p text:style-name="P22"><text:tab/><text:tab/><text:tab/><text:tab/>а текста приветствия</text:p>
      <text:p text:style-name="P22"><text:s/>0008<text:tab/><text:tab/><text:tab/><text:tab/>DisplayGreeting:</text:p>
      <text:p text:style-name="P22"><text:s/>0008 <text:s/>B4 09<text:tab/><text:tab/><text:tab/> <text:s text:c="2"/>mov <text:s/>ah, 9 <text:s text:c="27"/>; # фу</text:p>
      <text:p text:style-name="P22"><text:tab/><text:tab/><text:tab/><text:tab/>нкции ДОС печати строки</text:p>
      <text:p text:style-name="P22"><text:s/>000A <text:s/>CD 21<text:tab/><text:tab/><text:tab/> <text:s text:c="2"/>int <text:s/>21h <text:s text:c="28"/>; вывод</text:p>
      <text:p text:style-name="P22"><text:tab/><text:tab/><text:tab/><text:tab/> на экран <text:s/>приветствия</text:p>
      <text:p text:style-name="P22"><text:s/>000C <text:s/>B4 4C<text:tab/><text:tab/><text:tab/> <text:s text:c="2"/>mov <text:s/>ah, 4ch <text:s text:c="25"/>; # фу</text:p>
      <text:p text:style-name="P22"><text:tab/><text:tab/><text:tab/><text:tab/>нкции ДОС завершения программы</text:p>
      <text:p text:style-name="P22"><text:soft-page-break/><text:s/>000E <text:s/>CD 21<text:tab/><text:tab/><text:tab/> <text:s text:c="2"/>int <text:s/>21h <text:s text:c="28"/>; завер</text:p>
      <text:p text:style-name="P22"><text:tab/><text:tab/><text:tab/><text:tab/>шение программы и выход в ДОС</text:p>
      <text:p text:style-name="P22"><text:tab/><text:tab/><text:tab/><text:tab/> <text:s text:c="2"/>END</text:p>
      <text:p text:style-name="P22"/>
      <text:p text:style-name="P31"><text:tab/>#Microsoft (R) Macro Assembler Version 5.10 <text:s text:c="17"/>9/16/20 23:02:34</text:p>
      <text:p text:style-name="P22"><text:s text:c="61"/>Symbols-1</text:p>
      <text:p text:style-name="P22"/>
      <text:p text:style-name="P22"/>
      <text:p text:style-name="P22">Segments and Groups:</text:p>
      <text:p text:style-name="P22"/>
      <text:p text:style-name="P22"><text:s text:c="16"/>N a m e <text:s text:c="8"/><text:tab/>Length<text:tab/> Align<text:tab/>Combine Class</text:p>
      <text:p text:style-name="P22"/>
      <text:p text:style-name="P22">DGROUP . . . . . . . . . . . . . <text:s/><text:tab/>GROUP</text:p>
      <text:p text:style-name="P22"><text:s text:c="2"/>_DATA <text:s/>. . . . . . . . . . . . <text:s/><text:tab/>002D<text:tab/>WORD<text:tab/>PUBLIC<text:tab/>'DATA'</text:p>
      <text:p text:style-name="P22"><text:s text:c="2"/>STACK <text:s/>. . . . . . . . . . . . <text:s/><text:tab/>0100<text:tab/>PARA<text:tab/>STACK<text:tab/>'STACK'</text:p>
      <text:p text:style-name="P22">_TEXT <text:s/>. . . . . . . . . . . . . <text:s/><text:tab/>0010<text:tab/>WORD<text:tab/>PUBLIC<text:tab/>'CODE'</text:p>
      <text:p text:style-name="P22"/>
      <text:p text:style-name="P22">Symbols:</text:p>
      <text:p text:style-name="P22"/>
      <text:p text:style-name="P22"><text:s text:c="16"/>N a m e <text:s text:c="8"/><text:tab/>Type<text:tab/> Value<text:tab/> Attr</text:p>
      <text:p text:style-name="P22"/>
      <text:p text:style-name="P22">DISPLAYGREETING <text:s/>. . . . . . . . <text:s/><text:tab/>L NEAR<text:tab/>0008<text:tab/>_TEXT</text:p>
      <text:p text:style-name="P22"/>
      <text:p text:style-name="P22">GREETING . . . . . . . . . . . . <text:s/><text:tab/>L BYTE<text:tab/>0000<text:tab/>_DATA</text:p>
      <text:p text:style-name="P22"/>
      <text:p text:style-name="P22">@CODE <text:s/>. . . . . . . . . . . . . <text:s/><text:tab/>TEXT <text:s/>_TEXT</text:p>
      <text:p text:style-name="P22">@CODESIZE <text:s/>. . . . . . . . . . . <text:s/><text:tab/>TEXT <text:s/>0</text:p>
      <text:p text:style-name="P22">@CPU . . . . . . . . . . . . . . <text:s/><text:tab/>TEXT <text:s/>0101h</text:p>
      <text:p text:style-name="P22">@DATASIZE <text:s/>. . . . . . . . . . . <text:s/><text:tab/>TEXT <text:s/>0</text:p>
      <text:p text:style-name="P22">@FILENAME <text:s/>. . . . . . . . . . . <text:s/><text:tab/>TEXT <text:s/>hello1</text:p>
      <text:p text:style-name="P22">@VERSION . . . . . . . . . . . . <text:s/><text:tab/>TEXT <text:s/>510<text:tab/><text:tab/></text:p>
      <text:p text:style-name="P22"><text:soft-page-break/></text:p>
      <text:p text:style-name="P22"/>
      <text:p text:style-name="P22"><text:s text:c="5"/>33 Source <text:s/>Lines</text:p>
      <text:p text:style-name="P22"><text:s text:c="5"/>33 Total <text:s text:c="2"/>Lines</text:p>
      <text:p text:style-name="P22"><text:s text:c="5"/>19 Symbols</text:p>
      <text:p text:style-name="P22"/>
      <text:p text:style-name="P22"><text:s text:c="2"/>47994 + 461313 Bytes symbol space free</text:p>
      <text:p text:style-name="P22"/>
      <text:p text:style-name="P22"><text:s text:c="6"/>0 Warning Errors</text:p>
      <text:p text:style-name="P22"><text:s text:c="6"/>0 Severe <text:s/>Errors</text:p>
      <text:p text:style-name="P22"/>
      <text:p text:style-name="P117"><text:span text:style-name="T12">Название файла:</text:span><text:span text:style-name="T13"> </text:span><text:span text:style-name="T14">Hello</text:span><text:span text:style-name="T16">2</text:span><text:span text:style-name="T14">.</text:span><text:span text:style-name="T17">LST</text:span></text:p>
      <text:p text:style-name="P32"><text:span text:style-name="Название_20_книги"><text:span text:style-name="T61"><text:tab/></text:span></text:span></text:p>
      <text:p text:style-name="P32"><text:span text:style-name="Название_20_книги"><text:span text:style-name="T61"><text:tab/>#Microsoft (R) Macro Assembler Version 5.10 <text:s text:c="17"/>9/16/20 23:05:28</text:span></text:span></text:p>
      <text:p text:style-name="P30"><text:span text:style-name="Название_20_книги"><text:span text:style-name="T61"><text:s text:c="61"/>Page <text:s text:c="4"/>1-1</text:span></text:span></text:p>
      <text:p text:style-name="P30"><text:span text:style-name="Название_20_книги"><text:span text:style-name="T61"/></text:span></text:p>
      <text:p text:style-name="P30"><text:span text:style-name="Название_20_книги"><text:span text:style-name="T61"/></text:span></text:p>
      <text:p text:style-name="P30"><text:span text:style-name="Название_20_книги"><text:span text:style-name="T61"><text:tab/><text:tab/><text:tab/><text:tab/>; HELLO2 - Учебная программа N2 <text:s/>лаб.раб.#1 по </text:span></text:span></text:p>
      <text:p text:style-name="P30"><text:span text:style-name="Название_20_книги"><text:span text:style-name="T61"><text:tab/><text:tab/><text:tab/><text:tab/>дисциплине "Архитектура компьютера"</text:span></text:span></text:p>
      <text:p text:style-name="P30"><text:span text:style-name="Название_20_книги"><text:span text:style-name="T61"><text:tab/><text:tab/><text:tab/><text:tab/>; <text:s text:c="9"/>Программа использует процедуру для п</text:span></text:span></text:p>
      <text:p text:style-name="P30"><text:span text:style-name="Название_20_книги"><text:span text:style-name="T61"><text:tab/><text:tab/><text:tab/><text:tab/>ечати строки</text:span></text:span></text:p>
      <text:p text:style-name="P30"><text:span text:style-name="Название_20_книги"><text:span text:style-name="T61"><text:tab/><text:tab/><text:tab/><text:tab/>;</text:span></text:span></text:p>
      <text:p text:style-name="P30"><text:span text:style-name="Название_20_книги"><text:span text:style-name="T61"><text:tab/><text:tab/><text:tab/><text:tab/>; <text:s text:c="5"/>ТЕКСТ <text:s/>ПРОГРАММЫ</text:span></text:span></text:p>
      <text:p text:style-name="P30"><text:span text:style-name="Название_20_книги"><text:span text:style-name="T61"><text:tab/><text:tab/><text:tab/><text:tab/></text:span></text:span></text:p>
      <text:p text:style-name="P30"><text:span text:style-name="Название_20_книги"><text:span text:style-name="T61"><text:s/>= 0024<text:tab/><text:tab/><text:tab/><text:tab/>EOFLine <text:s/>EQU <text:s/>'$' <text:s text:c="8"/>; Определение символь</text:span></text:span></text:p>
      <text:p text:style-name="P30"><text:span text:style-name="Название_20_книги"><text:span text:style-name="T61"><text:tab/><text:tab/><text:tab/><text:tab/>ной константы</text:span></text:span></text:p>
      <text:p text:style-name="P30"><text:span text:style-name="Название_20_книги"><text:span text:style-name="T61"><text:tab/><text:tab/><text:tab/><text:tab/> <text:s text:c="25"/>; <text:s text:c="4"/>"Конец строки"</text:span></text:span></text:p>
      <text:p text:style-name="P30"><text:span text:style-name="Название_20_книги"><text:span text:style-name="T61"><text:tab/><text:tab/><text:tab/><text:tab/></text:span></text:span></text:p>
      <text:p text:style-name="P30"><text:span text:style-name="Название_20_книги"><text:span text:style-name="T61"><text:tab/><text:tab/><text:tab/><text:tab/>; Стек <text:s/>программы</text:span></text:span></text:p>
      <text:p text:style-name="P30"><text:soft-page-break/><text:span text:style-name="Название_20_книги"><text:span text:style-name="T61"><text:tab/><text:tab/><text:tab/><text:tab/></text:span></text:span></text:p>
      <text:p text:style-name="P30"><text:span text:style-name="Название_20_книги"><text:span text:style-name="T61"><text:s/>0000<text:tab/><text:tab/><text:tab/><text:tab/>AStack <text:s text:c="3"/>SEGMENT <text:s/>STACK</text:span></text:span></text:p>
      <text:p text:style-name="P30"><text:span text:style-name="Название_20_книги"><text:span text:style-name="T61"><text:s/>0000 <text:s/>000C[<text:tab/><text:tab/><text:tab/> <text:s text:c="9"/>DW 12 DUP(?) <text:s text:c="3"/>; Отводится 12 слов п</text:span></text:span></text:p>
      <text:p text:style-name="P30"><text:span text:style-name="Название_20_книги"><text:span text:style-name="T61"><text:tab/><text:tab/><text:tab/><text:tab/>амяти</text:span></text:span></text:p>
      <text:p text:style-name="P30"><text:span text:style-name="Название_20_книги"><text:span text:style-name="T61"><text:tab/> <text:s text:c="2"/>????<text:tab/><text:tab/><text:tab/></text:span></text:span></text:p>
      <text:p text:style-name="P30"><text:span text:style-name="Название_20_книги"><text:span text:style-name="T61"><text:tab/><text:tab/><text:tab/> ]<text:tab/></text:span></text:span></text:p>
      <text:p text:style-name="P30"><text:span text:style-name="Название_20_книги"><text:span text:style-name="T61"><text:tab/><text:tab/><text:tab/><text:tab/></text:span></text:span></text:p>
      <text:p text:style-name="P30"><text:span text:style-name="Название_20_книги"><text:span text:style-name="T61"><text:s/>0018<text:tab/><text:tab/><text:tab/><text:tab/>AStack <text:s text:c="3"/>ENDS</text:span></text:span></text:p>
      <text:p text:style-name="P30"><text:span text:style-name="Название_20_книги"><text:span text:style-name="T61"><text:tab/><text:tab/><text:tab/><text:tab/></text:span></text:span></text:p>
      <text:p text:style-name="P30"><text:span text:style-name="Название_20_книги"><text:span text:style-name="T61"><text:tab/><text:tab/><text:tab/><text:tab/>; Данные программы</text:span></text:span></text:p>
      <text:p text:style-name="P30"><text:span text:style-name="Название_20_книги"><text:span text:style-name="T61"><text:tab/><text:tab/><text:tab/><text:tab/></text:span></text:span></text:p>
      <text:p text:style-name="P30"><text:span text:style-name="Название_20_книги"><text:span text:style-name="T61"><text:s/>0000<text:tab/><text:tab/><text:tab/><text:tab/>DATA <text:s text:c="5"/>SEGMENT</text:span></text:span></text:p>
      <text:p text:style-name="P30"><text:span text:style-name="Название_20_книги"><text:span text:style-name="T61"><text:tab/><text:tab/><text:tab/><text:tab/></text:span></text:span></text:p>
      <text:p text:style-name="P30"><text:span text:style-name="Название_20_книги"><text:span text:style-name="T61"><text:tab/><text:tab/><text:tab/><text:tab/>; <text:s/>Директивы описания данных</text:span></text:span></text:p>
      <text:p text:style-name="P30"><text:span text:style-name="Название_20_книги"><text:span text:style-name="T61"><text:tab/><text:tab/><text:tab/><text:tab/></text:span></text:span></text:p>
      <text:p text:style-name="P30"><text:span text:style-name="Название_20_книги"><text:span text:style-name="T61"><text:s/>0000 <text:s/>48 65 6C 6C 6F 20<text:tab/>HELLO <text:s text:c="4"/>DB 'Hello Worlds!', 0AH, 0DH,EOFLine</text:span></text:span></text:p>
      <text:p text:style-name="P30"><text:span text:style-name="Название_20_книги"><text:span text:style-name="T61"><text:s text:c="7"/>57 6F 72 6C 64 73<text:tab/></text:span></text:span></text:p>
      <text:p text:style-name="P30"><text:span text:style-name="Название_20_книги"><text:span text:style-name="T61"><text:s text:c="7"/>21 0A 0D 24<text:tab/><text:tab/></text:span></text:span></text:p>
      <text:p text:style-name="P30"><text:span text:style-name="Название_20_книги"><text:span text:style-name="T61"><text:s/>0010 <text:s/>53 74 75 64 65 6E<text:tab/>GREETING <text:s/>DB 'Student from 9383 - Gladkikh A.A.</text:span></text:span></text:p>
      <text:p text:style-name="P30"><text:span text:style-name="Название_20_книги"><text:span text:style-name="T61"><text:tab/><text:tab/><text:tab/><text:tab/>$'</text:span></text:span></text:p>
      <text:p text:style-name="P30"><text:span text:style-name="Название_20_книги"><text:span text:style-name="T61"><text:s text:c="7"/>74 20 66 72 6F 6D<text:tab/></text:span></text:span></text:p>
      <text:p text:style-name="P30"><text:span text:style-name="Название_20_книги"><text:span text:style-name="T61"><text:s text:c="7"/>20 39 33 38 33 20<text:tab/></text:span></text:span></text:p>
      <text:p text:style-name="P30"><text:span text:style-name="Название_20_книги"><text:span text:style-name="T61"><text:s text:c="7"/>2D 20 47 6C 61 64<text:tab/></text:span></text:span></text:p>
      <text:p text:style-name="P30"><text:span text:style-name="Название_20_книги"><text:span text:style-name="T61"><text:s text:c="7"/>6B 69 6B 68 20 41<text:tab/></text:span></text:span></text:p>
      <text:p text:style-name="P30"><text:span text:style-name="Название_20_книги"><text:span text:style-name="T61"><text:s text:c="7"/>2E 41 2E 24<text:tab/><text:tab/></text:span></text:span></text:p>
      <text:p text:style-name="P30"><text:span text:style-name="Название_20_книги"><text:span text:style-name="T61"><text:s/>0032<text:tab/><text:tab/><text:tab/><text:tab/>DATA <text:s text:c="5"/>ENDS</text:span></text:span></text:p>
      <text:p text:style-name="P30"><text:span text:style-name="Название_20_книги"><text:span text:style-name="T61"><text:tab/><text:tab/><text:tab/><text:tab/></text:span></text:span></text:p>
      <text:p text:style-name="P30"><text:span text:style-name="Название_20_книги"><text:span text:style-name="T61"><text:tab/><text:tab/><text:tab/><text:tab/>; Код программы</text:span></text:span></text:p>
      <text:p text:style-name="P30"><text:span text:style-name="Название_20_книги"><text:span text:style-name="T61"><text:tab/><text:tab/><text:tab/><text:tab/></text:span></text:span></text:p>
      <text:p text:style-name="P30"><text:span text:style-name="Название_20_книги"><text:span text:style-name="T61"><text:s/>0000<text:tab/><text:tab/><text:tab/><text:tab/>CODE <text:s text:c="5"/>SEGMENT</text:span></text:span></text:p>
      <text:p text:style-name="P30"><text:span text:style-name="Название_20_книги"><text:span text:style-name="T61"><text:tab/><text:tab/><text:tab/><text:tab/> <text:s text:c="9"/>ASSUME CS:Code</text:span></text:span></text:p>
      <text:p text:style-name="P30"><text:span text:style-name="Название_20_книги"><text:span text:style-name="T61"><text:tab/><text:tab/><text:tab/><text:tab/> <text:s text:c="9"/>ASSUME DS:DATA</text:span></text:span></text:p>
      <text:p text:style-name="P30"><text:soft-page-break/><text:span text:style-name="Название_20_книги"><text:span text:style-name="T61"><text:tab/><text:tab/><text:tab/><text:tab/> <text:s text:c="9"/>ASSUME SS:AStack</text:span></text:span></text:p>
      <text:p text:style-name="P30"><text:span text:style-name="Название_20_книги"><text:span text:style-name="T61"><text:tab/><text:tab/><text:tab/><text:tab/>; Процедура печати строки</text:span></text:span></text:p>
      <text:p text:style-name="P30"><text:span text:style-name="Название_20_книги"><text:span text:style-name="T61"><text:s/>0000<text:tab/><text:tab/><text:tab/><text:tab/>WriteMsg <text:s/>PROC <text:s/>NEAR</text:span></text:span></text:p>
      <text:p text:style-name="P30"><text:span text:style-name="Название_20_книги"><text:span text:style-name="T61"><text:s/>0000 <text:s/>B4 09<text:tab/><text:tab/><text:tab/> <text:s text:c="9"/>mov <text:s text:c="2"/>AH,9</text:span></text:span></text:p>
      <text:p text:style-name="P30"><text:span text:style-name="Название_20_книги"><text:span text:style-name="T61"><text:s/>0002 <text:s/>CD 21<text:tab/><text:tab/><text:tab/> <text:s text:c="9"/>int <text:s text:c="2"/>21h <text:s/>; Вызов функции DOS по пре</text:span></text:span></text:p>
      <text:p text:style-name="P30"><text:span text:style-name="Название_20_книги"><text:span text:style-name="T61"><text:tab/><text:tab/><text:tab/><text:tab/>рыванию</text:span></text:span></text:p>
      <text:p text:style-name="P30"><text:span text:style-name="Название_20_книги"><text:span text:style-name="T61"><text:s/>0004 <text:s/>C3<text:tab/><text:tab/><text:tab/> <text:s text:c="9"/>ret</text:span></text:span></text:p>
      <text:p text:style-name="P30"><text:span text:style-name="Название_20_книги"><text:span text:style-name="T61"><text:s/>0005<text:tab/><text:tab/><text:tab/><text:tab/>WriteMsg <text:s/>ENDP</text:span></text:span></text:p>
      <text:p text:style-name="P30"><text:span text:style-name="Название_20_книги"><text:span text:style-name="T61"><text:tab/><text:tab/><text:tab/><text:tab/></text:span></text:span></text:p>
      <text:p text:style-name="P30"><text:span text:style-name="Название_20_книги"><text:span text:style-name="T61"><text:tab/><text:tab/><text:tab/><text:tab/>; Головная процедура</text:span></text:span></text:p>
      <text:p text:style-name="P30"><text:span text:style-name="Название_20_книги"><text:span text:style-name="T61"/></text:span></text:p>
      <text:p text:style-name="P33"><text:span text:style-name="Название_20_книги"><text:span text:style-name="T61"><text:tab/>#Microsoft (R) Macro Assembler Version 5.10 <text:s text:c="17"/>9/16/20 23:05:28</text:span></text:span></text:p>
      <text:p text:style-name="P30"><text:span text:style-name="Название_20_книги"><text:span text:style-name="T61"><text:s text:c="61"/>Page <text:s text:c="4"/>1-2</text:span></text:span></text:p>
      <text:p text:style-name="P30"><text:span text:style-name="Название_20_книги"><text:span text:style-name="T61"/></text:span></text:p>
      <text:p text:style-name="P30"><text:span text:style-name="Название_20_книги"><text:span text:style-name="T61"/></text:span></text:p>
      <text:p text:style-name="P30"><text:span text:style-name="Название_20_книги"><text:span text:style-name="T61"><text:s/>0005<text:tab/><text:tab/><text:tab/><text:tab/>Main <text:s text:c="5"/>PROC <text:s/>FAR</text:span></text:span></text:p>
      <text:p text:style-name="P30"><text:span text:style-name="Название_20_книги"><text:span text:style-name="T61"><text:s/>0005 <text:s/>1E<text:tab/><text:tab/><text:tab/> <text:s text:c="9"/>push <text:s/>DS <text:s text:c="6"/>;\ <text:s/>Сохранение адреса </text:span></text:span></text:p>
      <text:p text:style-name="P30"><text:span text:style-name="Название_20_книги"><text:span text:style-name="T61"><text:tab/><text:tab/><text:tab/><text:tab/>начала PSP в стеке</text:span></text:span></text:p>
      <text:p text:style-name="P30"><text:span text:style-name="Название_20_книги"><text:span text:style-name="T61"><text:s/>0006 <text:s/>2B C0<text:tab/><text:tab/><text:tab/> <text:s text:c="9"/>sub <text:s text:c="2"/>AX,AX <text:s text:c="3"/>; &gt; для последующего в</text:span></text:span></text:p>
      <text:p text:style-name="P30"><text:span text:style-name="Название_20_книги"><text:span text:style-name="T61"><text:tab/><text:tab/><text:tab/><text:tab/>осстановления по</text:span></text:span></text:p>
      <text:p text:style-name="P30"><text:span text:style-name="Название_20_книги"><text:span text:style-name="T61"><text:s/>0008 <text:s/>50<text:tab/><text:tab/><text:tab/> <text:s text:c="9"/>push <text:s/>AX <text:s text:c="6"/>;/ <text:s/>команде ret, завер</text:span></text:span></text:p>
      <text:p text:style-name="P30"><text:span text:style-name="Название_20_книги"><text:span text:style-name="T61"><text:tab/><text:tab/><text:tab/><text:tab/>шающей процедуру.</text:span></text:span></text:p>
      <text:p text:style-name="P30"><text:span text:style-name="Название_20_книги"><text:span text:style-name="T61"><text:s/>0009 <text:s/>B8 ---- R<text:tab/><text:tab/> <text:s text:c="9"/>mov <text:s text:c="2"/>AX,DATA <text:s text:c="12"/>; Загрузка </text:span></text:span></text:p>
      <text:p text:style-name="P30"><text:span text:style-name="Название_20_книги"><text:span text:style-name="T61"><text:tab/><text:tab/><text:tab/><text:tab/>сегментного</text:span></text:span></text:p>
      <text:p text:style-name="P30"><text:span text:style-name="Название_20_книги"><text:span text:style-name="T61"><text:s/>000C <text:s/>8E D8<text:tab/><text:tab/><text:tab/> <text:s text:c="9"/>mov <text:s text:c="2"/>DS,AX <text:s text:c="14"/>; регистра </text:span></text:span></text:p>
      <text:p text:style-name="P30"><text:span text:style-name="Название_20_книги"><text:span text:style-name="T61"><text:tab/><text:tab/><text:tab/><text:tab/>данных.</text:span></text:span></text:p>
      <text:p text:style-name="P30"><text:soft-page-break/><text:span text:style-name="Название_20_книги"><text:span text:style-name="T61"><text:s/>000E <text:s/>BA 0000 R<text:tab/><text:tab/> <text:s text:c="9"/>mov <text:s text:c="2"/>DX, OFFSET HELLO <text:s text:c="3"/>; Вывод на </text:span></text:span></text:p>
      <text:p text:style-name="P30"><text:span text:style-name="Название_20_книги"><text:span text:style-name="T61"><text:tab/><text:tab/><text:tab/><text:tab/>экран первой</text:span></text:span></text:p>
      <text:p text:style-name="P30"><text:span text:style-name="Название_20_книги"><text:span text:style-name="T61"><text:s/>0011 <text:s/>E8 0000 R<text:tab/><text:tab/> <text:s text:c="9"/>call <text:s/>WriteMsg <text:s text:c="11"/>; строки пр</text:span></text:span></text:p>
      <text:p text:style-name="P30"><text:span text:style-name="Название_20_книги"><text:span text:style-name="T61"><text:tab/><text:tab/><text:tab/><text:tab/>иветствия.</text:span></text:span></text:p>
      <text:p text:style-name="P30"><text:span text:style-name="Название_20_книги"><text:span text:style-name="T61"><text:s/>0014 <text:s/>BA 0010 R<text:tab/><text:tab/> <text:s text:c="9"/>mov <text:s text:c="2"/>DX, OFFSET GREETING ; Вывод на </text:span></text:span></text:p>
      <text:p text:style-name="P30"><text:span text:style-name="Название_20_книги"><text:span text:style-name="T61"><text:tab/><text:tab/><text:tab/><text:tab/>экран второй</text:span></text:span></text:p>
      <text:p text:style-name="P30"><text:span text:style-name="Название_20_книги"><text:span text:style-name="T61"><text:s/>0017 <text:s/>E8 0000 R<text:tab/><text:tab/> <text:s text:c="9"/>call <text:s/>WriteMsg <text:s text:c="11"/>; строки пр</text:span></text:span></text:p>
      <text:p text:style-name="P30"><text:span text:style-name="Название_20_книги"><text:span text:style-name="T61"><text:tab/><text:tab/><text:tab/><text:tab/>иветствия.</text:span></text:span></text:p>
      <text:p text:style-name="P30"><text:span text:style-name="Название_20_книги"><text:span text:style-name="T61"><text:s/>001A <text:s/>CB<text:tab/><text:tab/><text:tab/> <text:s text:c="9"/>ret <text:s text:c="22"/>; Выход в D</text:span></text:span></text:p>
      <text:p text:style-name="P30"><text:span text:style-name="Название_20_книги"><text:span text:style-name="T61"><text:tab/><text:tab/><text:tab/><text:tab/>OS по команде,</text:span></text:span></text:p>
      <text:p text:style-name="P30"><text:span text:style-name="Название_20_книги"><text:span text:style-name="T61"><text:tab/><text:tab/><text:tab/><text:tab/> <text:s text:c="35"/>; находящей</text:span></text:span></text:p>
      <text:p text:style-name="P30"><text:span text:style-name="Название_20_книги"><text:span text:style-name="T61"><text:tab/><text:tab/><text:tab/><text:tab/>ся в 1-ом слове PSP.</text:span></text:span></text:p>
      <text:p text:style-name="P30"><text:span text:style-name="Название_20_книги"><text:span text:style-name="T61"><text:s/>001B<text:tab/><text:tab/><text:tab/><text:tab/>Main <text:s text:c="5"/>ENDP</text:span></text:span></text:p>
      <text:p text:style-name="P30"><text:span text:style-name="Название_20_книги"><text:span text:style-name="T61"><text:s/>001B<text:tab/><text:tab/><text:tab/><text:tab/>CODE <text:s text:c="5"/>ENDS</text:span></text:span></text:p>
      <text:p text:style-name="P30"><text:span text:style-name="Название_20_книги"><text:span text:style-name="T61"><text:tab/><text:tab/><text:tab/><text:tab/> <text:s text:c="9"/>END Main</text:span></text:span></text:p>
      <text:p text:style-name="P30"><text:span text:style-name="Название_20_книги"><text:span text:style-name="T61"/></text:span></text:p>
      <text:p text:style-name="P33"><text:span text:style-name="Название_20_книги"><text:span text:style-name="T61"><text:tab/>#Microsoft (R) Macro Assembler Version 5.10 <text:s text:c="17"/>9/16/20 23:05:28</text:span></text:span></text:p>
      <text:p text:style-name="P30"><text:span text:style-name="Название_20_книги"><text:span text:style-name="T61"><text:s text:c="61"/>Symbols-1</text:span></text:span></text:p>
      <text:p text:style-name="P30"><text:span text:style-name="Название_20_книги"><text:span text:style-name="T61"/></text:span></text:p>
      <text:p text:style-name="P30"><text:span text:style-name="Название_20_книги"><text:span text:style-name="T61"/></text:span></text:p>
      <text:p text:style-name="P30"><text:span text:style-name="Название_20_книги"><text:span text:style-name="T61">Segments and Groups:</text:span></text:span></text:p>
      <text:p text:style-name="P30"><text:span text:style-name="Название_20_книги"><text:span text:style-name="T61"/></text:span></text:p>
      <text:p text:style-name="P30"><text:span text:style-name="Название_20_книги"><text:span text:style-name="T61"><text:s text:c="16"/>N a m e <text:s text:c="8"/><text:tab/>Length<text:tab/> Align<text:tab/>Combine Class</text:span></text:span></text:p>
      <text:p text:style-name="P30"><text:span text:style-name="Название_20_книги"><text:span text:style-name="T61"/></text:span></text:p>
      <text:p text:style-name="P30"><text:span text:style-name="Название_20_книги"><text:span text:style-name="T61">ASTACK . . . . . . . . . . . . . <text:s/><text:tab/>0018<text:tab/>PARA<text:tab/>STACK<text:tab/></text:span></text:span></text:p>
      <text:p text:style-name="P30"><text:span text:style-name="Название_20_книги"><text:span text:style-name="T61">CODE . . . . . . . . . . . . . . <text:s/><text:tab/>001B<text:tab/>PARA<text:tab/>NONE<text:tab/></text:span></text:span></text:p>
      <text:p text:style-name="P30"><text:soft-page-break/><text:span text:style-name="Название_20_книги"><text:span text:style-name="T61">DATA . . . . . . . . . . . . . . <text:s/><text:tab/>0032<text:tab/>PARA<text:tab/>NONE<text:tab/></text:span></text:span></text:p>
      <text:p text:style-name="P30"><text:span text:style-name="Название_20_книги"><text:span text:style-name="T61"/></text:span></text:p>
      <text:p text:style-name="P30"><text:span text:style-name="Название_20_книги"><text:span text:style-name="T61">Symbols: <text:s text:c="11"/></text:span></text:span></text:p>
      <text:p text:style-name="P30"><text:span text:style-name="Название_20_книги"><text:span text:style-name="T61"/></text:span></text:p>
      <text:p text:style-name="P30"><text:span text:style-name="Название_20_книги"><text:span text:style-name="T61"><text:s text:c="16"/>N a m e <text:s text:c="8"/><text:tab/>Type<text:tab/> Value<text:tab/> Attr</text:span></text:span></text:p>
      <text:p text:style-name="P30"><text:span text:style-name="Название_20_книги"><text:span text:style-name="T61"/></text:span></text:p>
      <text:p text:style-name="P30"><text:span text:style-name="Название_20_книги"><text:span text:style-name="T61">EOFLINE <text:s/>. . . . . . . . . . . . <text:s/><text:tab/>NUMBER<text:tab/>0024<text:tab/></text:span></text:span></text:p>
      <text:p text:style-name="P30"><text:span text:style-name="Название_20_книги"><text:span text:style-name="T61"/></text:span></text:p>
      <text:p text:style-name="P30"><text:span text:style-name="Название_20_книги"><text:span text:style-name="T61">GREETING . . . . . . . . . . . . <text:s/><text:tab/>L BYTE<text:tab/>0010<text:tab/>DATA</text:span></text:span></text:p>
      <text:p text:style-name="P30"><text:span text:style-name="Название_20_книги"><text:span text:style-name="T61"/></text:span></text:p>
      <text:p text:style-name="P30"><text:span text:style-name="Название_20_книги"><text:span text:style-name="T61">HELLO <text:s/>. . . . . . . . . . . . . <text:s/><text:tab/>L BYTE<text:tab/>0000<text:tab/>DATA</text:span></text:span></text:p>
      <text:p text:style-name="P30"><text:span text:style-name="Название_20_книги"><text:span text:style-name="T61"/></text:span></text:p>
      <text:p text:style-name="P30"><text:span text:style-name="Название_20_книги"><text:span text:style-name="T61">MAIN . . . . . . . . . . . . . . <text:s/><text:tab/>F PROC<text:tab/>0005<text:tab/>CODE<text:tab/>Length = 0016</text:span></text:span></text:p>
      <text:p text:style-name="P30"><text:span text:style-name="Название_20_книги"><text:span text:style-name="T61"/></text:span></text:p>
      <text:p text:style-name="P30"><text:span text:style-name="Название_20_книги"><text:span text:style-name="T61">WRITEMSG . . . . . . . . . . . . <text:s/><text:tab/>N PROC<text:tab/>0000<text:tab/>CODE<text:tab/>Length = 0005</text:span></text:span></text:p>
      <text:p text:style-name="P30"><text:span text:style-name="Название_20_книги"><text:span text:style-name="T61"/></text:span></text:p>
      <text:p text:style-name="P30"><text:span text:style-name="Название_20_книги"><text:span text:style-name="T61">@CPU . . . . . . . . . . . . . . <text:s/><text:tab/>TEXT <text:s/>0101h<text:tab/><text:tab/></text:span></text:span></text:p>
      <text:p text:style-name="P30"><text:span text:style-name="Название_20_книги"><text:span text:style-name="T61">@FILENAME <text:s/>. . . . . . . . . . . <text:s/><text:tab/>TEXT <text:s/>hello2<text:tab/><text:tab/></text:span></text:span></text:p>
      <text:p text:style-name="P30"><text:span text:style-name="Название_20_книги"><text:span text:style-name="T61">@VERSION . . . . . . . . . . . . <text:s/><text:tab/>TEXT <text:s/>510<text:tab/><text:tab/></text:span></text:span></text:p>
      <text:p text:style-name="P30"><text:span text:style-name="Название_20_книги"><text:span text:style-name="T61"/></text:span></text:p>
      <text:p text:style-name="P30"><text:span text:style-name="Название_20_книги"><text:span text:style-name="T61"/></text:span></text:p>
      <text:p text:style-name="P30"><text:span text:style-name="Название_20_книги"><text:span text:style-name="T61"><text:s text:c="5"/>53 Source <text:s/>Lines</text:span></text:span></text:p>
      <text:p text:style-name="P30"><text:span text:style-name="Название_20_книги"><text:span text:style-name="T61"><text:s text:c="5"/>53 Total <text:s text:c="2"/>Lines</text:span></text:span></text:p>
      <text:p text:style-name="P30"><text:span text:style-name="Название_20_книги"><text:span text:style-name="T61"><text:s text:c="5"/>13 Symbols</text:span></text:span></text:p>
      <text:p text:style-name="P30"><text:span text:style-name="Название_20_книги"><text:span text:style-name="T61"/></text:span></text:p>
      <text:p text:style-name="P30"><text:span text:style-name="Название_20_книги"><text:span text:style-name="T61"><text:s text:c="2"/>48002 + 461305 Bytes symbol space free</text:span></text:span></text:p>
      <text:p text:style-name="P30"><text:span text:style-name="Название_20_книги"><text:span text:style-name="T61"/></text:span></text:p>
      <text:p text:style-name="P30"><text:span text:style-name="Название_20_книги"><text:span text:style-name="T61"><text:s text:c="6"/>0 Warning Errors</text:span></text:span></text:p>
      <text:p text:style-name="P30"><text:span text:style-name="Название_20_книги"><text:span text:style-name="T61"><text:s text:c="6"/>0 Severe <text:s/>Errors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1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1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WW8Num1z0" style:family="text">
      <style:text-properties style:text-position="0% 100%" style:font-name-complex="Times New Roman1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1" fo:font-family="'Times New Roman'" style:font-family-generic="roman" style:font-pitch="variable" style:text-underline-style="none" style:font-name-complex="Times New Roman1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1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1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1" fo:font-family="'Times New Roman'" style:font-family-generic="roman" style:font-pitch="variable" fo:background-color="#ffffff" style:font-name-complex="Times New Roman1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roman" style:font-pitch-asian="variable" style:font-size-asian="8pt" style:font-name-complex="Times New Roman1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1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1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1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21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dc:subject/>
    <meta:keyword/>
    <meta:initial-creator>SAP</meta:initial-creator>
    <meta:creation-date>2015-11-10T19:52:00</meta:creation-date>
    <dc:date>2020-10-09T20:16:44.380000000</dc:date>
    <meta:print-date>2015-07-17T12:06:00</meta:print-date>
    <meta:editing-cycles>130</meta:editing-cycles>
    <meta:editing-duration>PT2H23M26S</meta:editing-duration>
    <meta:generator>LibreOffice/6.4.0.3$Windows_x86 LibreOffice_project/b0a288ab3d2d4774cb44b62f04d5d28733ac6df8</meta:generator>
    <meta:document-statistic meta:table-count="4" meta:image-count="0" meta:object-count="0" meta:page-count="21" meta:paragraph-count="543" meta:word-count="2492" meta:character-count="16534" meta:non-whitespace-character-count="11268"/>
  </office:meta>
</office:document-meta>
</file>